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华文细黑" svg:font-family="华文细黑"/>
    <style:font-face style:name="宋体" svg:font-family="宋体"/>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Kai CN" svg:font-family="'AR PL UKai CN'" style:font-pitch="variable"/>
    <style:font-face style:name="AR PL UMing CN1"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Calibri" svg:font-family="Calibri" style:font-family-generic="roman" style:font-pitch="variable"/>
    <style:font-face style:name="Calibri Light" svg:font-family="'Calibri Light'"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Verdana1" svg:font-family="Verdana" style:font-family-generic="system" style:font-pitch="variable"/>
    <style:font-face style:name="宋体1" svg:font-family="宋体" style:font-family-generic="system" style:font-pitch="variable"/>
  </office:font-face-decls>
  <office:automatic-styles>
    <style:style style:name="表格6" style:family="table">
      <style:table-properties style:width="15.032cm" fo:margin-left="-0.199cm" fo:margin-top="0cm" fo:margin-bottom="0cm" table:align="left" style:writing-mode="lr-tb"/>
    </style:style>
    <style:style style:name="表格6.A" style:family="table-column">
      <style:table-column-properties style:column-width="3.757cm"/>
    </style:style>
    <style:style style:name="表格6.C" style:family="table-column">
      <style:table-column-properties style:column-width="3.759cm"/>
    </style:style>
    <style:style style:name="表格6.1" style:family="table-row">
      <style:table-row-properties fo:keep-together="auto"/>
    </style:style>
    <style:style style:name="表格6.A1" style:family="table-cell">
      <style:table-cell-properties fo:padding-left="0.199cm" fo:padding-right="0.191cm" fo:padding-top="0cm" fo:padding-bottom="0cm" fo:border="0.5pt solid #00000a"/>
    </style:style>
    <style:style style:name="表格6.2" style:family="table-row">
      <style:table-row-properties style:min-row-height="0.55cm" fo:keep-together="auto"/>
    </style:style>
    <style:style style:name="表格7" style:family="table">
      <style:table-properties style:width="16.88cm" fo:margin-left="0.116cm" table:align="left" style:writing-mode="lr-tb"/>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2" style:family="table-row">
      <style:table-row-properties style:min-row-height="0.407cm"/>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writing-mode="lr-tb"/>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2" style:family="table-row">
      <style:table-row-properties style:min-row-height="0.914cm"/>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8.3" style:family="table-row">
      <style:table-row-properties style:min-row-height="0.534cm"/>
    </style:style>
    <style:style style:name="表格17" style:family="table">
      <style:table-properties style:width="17cm" fo:margin-left="0.116cm" table:align="left" style:writing-mode="lr-tb"/>
    </style:style>
    <style:style style:name="表格17.A" style:family="table-column">
      <style:table-column-properties style:column-width="1.111cm"/>
    </style:style>
    <style:style style:name="表格17.B" style:family="table-column">
      <style:table-column-properties style:column-width="15.889cm"/>
    </style:style>
    <style:style style:name="表格17.A1" style:family="table-cell">
      <style:table-cell-properties fo:padding="0.097cm" fo:border-left="0.05pt solid #000000" fo:border-right="none" fo:border-top="0.05pt solid #000000" fo:border-bottom="0.05pt solid #000000"/>
    </style:style>
    <style:style style:name="表格17.B1" style:family="table-cell">
      <style:table-cell-properties fo:padding="0.097cm" fo:border="0.05pt solid #000000"/>
    </style:style>
    <style:style style:name="表格17.2" style:family="table-row">
      <style:table-row-properties style:min-row-height="1.108cm"/>
    </style:style>
    <style:style style:name="表格17.A2" style:family="table-cell">
      <style:table-cell-properties fo:padding="0.097cm" fo:border-left="0.05pt solid #000000" fo:border-right="none" fo:border-top="none" fo:border-bottom="0.05pt solid #000000"/>
    </style:style>
    <style:style style:name="表格17.B2" style:family="table-cell">
      <style:table-cell-properties fo:padding="0.097cm" fo:border-left="0.05pt solid #000000" fo:border-right="0.05pt solid #000000" fo:border-top="none" fo:border-bottom="0.05pt solid #000000"/>
    </style:style>
    <style:style style:name="表格18" style:family="table">
      <style:table-properties style:width="16.88cm" fo:margin-left="0.116cm" table:align="left" style:writing-mode="lr-tb"/>
    </style:style>
    <style:style style:name="表格18.A" style:family="table-column">
      <style:table-column-properties style:column-width="1.111cm"/>
    </style:style>
    <style:style style:name="表格18.B" style:family="table-column">
      <style:table-column-properties style:column-width="15.769cm"/>
    </style:style>
    <style:style style:name="表格18.A1" style:family="table-cell">
      <style:table-cell-properties fo:padding="0.097cm" fo:border-left="0.05pt solid #000000" fo:border-right="none" fo:border-top="0.05pt solid #000000" fo:border-bottom="0.05pt solid #000000"/>
    </style:style>
    <style:style style:name="表格18.B1" style:family="table-cell">
      <style:table-cell-properties fo:padding="0.097cm" fo:border="0.05pt solid #000000"/>
    </style:style>
    <style:style style:name="表格18.2" style:family="table-row">
      <style:table-row-properties style:min-row-height="0.605cm"/>
    </style:style>
    <style:style style:name="表格18.A2" style:family="table-cell">
      <style:table-cell-properties fo:padding="0.097cm" fo:border-left="0.05pt solid #000000" fo:border-right="none" fo:border-top="none" fo:border-bottom="0.05pt solid #000000"/>
    </style:style>
    <style:style style:name="表格18.B2" style:family="table-cell">
      <style:table-cell-properties fo:padding="0.097cm" fo:border-left="0.05pt solid #000000" fo:border-right="0.05pt solid #000000" fo:border-top="none" fo:border-bottom="0.05pt solid #000000"/>
    </style:style>
    <style:style style:name="表格10" style:family="table">
      <style:table-properties style:width="16.11cm" fo:margin-left="0.91cm" table:align="left" style:writing-mode="lr-tb"/>
    </style:style>
    <style:style style:name="表格10.A" style:family="table-column">
      <style:table-column-properties style:column-width="2.792cm"/>
    </style:style>
    <style:style style:name="表格10.B" style:family="table-column">
      <style:table-column-properties style:column-width="2.822cm"/>
    </style:style>
    <style:style style:name="表格10.C" style:family="table-column">
      <style:table-column-properties style:column-width="10.495cm"/>
    </style:style>
    <style:style style:name="表格10.A1" style:family="table-cell">
      <style:table-cell-properties fo:padding="0.097cm" fo:border-left="0.05pt solid #000000" fo:border-right="none" fo:border-top="0.05pt solid #000000" fo:border-bottom="0.05pt solid #000000"/>
    </style:style>
    <style:style style:name="表格10.C1" style:family="table-cell">
      <style:table-cell-properties fo:padding="0.097cm" fo:border="0.05pt solid #000000"/>
    </style:style>
    <style:style style:name="表格10.2" style:family="table-row">
      <style:table-row-properties style:min-row-height="1.12cm"/>
    </style:style>
    <style:style style:name="表格10.A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0.05pt solid #000000" fo:border-top="none" fo:border-bottom="0.05pt solid #000000"/>
    </style:style>
    <style:style style:name="表格9" style:family="table">
      <style:table-properties style:width="17.851cm" fo:margin-left="0.792cm" table:align="left" style:writing-mode="page"/>
    </style:style>
    <style:style style:name="表格9.A" style:family="table-column">
      <style:table-column-properties style:column-width="1.499cm"/>
    </style:style>
    <style:style style:name="表格9.B" style:family="table-column">
      <style:table-column-properties style:column-width="1.998cm"/>
    </style:style>
    <style:style style:name="表格9.C" style:family="table-column">
      <style:table-column-properties style:column-width="6.145cm"/>
    </style:style>
    <style:style style:name="表格9.D" style:family="table-column">
      <style:table-column-properties style:column-width="8.207cm"/>
    </style:style>
    <style:style style:name="表格9.1" style:family="table-row">
      <style:table-row-properties style:min-row-height="0.289cm"/>
    </style:style>
    <style:style style:name="表格9.A1" style:family="table-cell">
      <style:table-cell-properties fo:padding="0.097cm" fo:border-left="0.05pt solid #000000" fo:border-right="none" fo:border-top="0.05pt solid #000000" fo:border-bottom="0.05pt solid #000000"/>
    </style:style>
    <style:style style:name="表格9.D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0.05pt solid #000000" fo:border-top="none" fo:border-bottom="0.05pt solid #000000"/>
    </style:style>
    <style:style style:name="表格9.5" style:family="table-row">
      <style:table-row-properties style:min-row-height="1.699cm"/>
    </style:style>
    <style:style style:name="表格9.12" style:family="table-row">
      <style:table-row-properties style:min-row-height="2.027cm"/>
    </style:style>
    <style:style style:name="表格9.22" style:family="table-row">
      <style:table-row-properties style:min-row-height="0.73cm"/>
    </style:style>
    <style:style style:name="表格11" style:family="table">
      <style:table-properties style:width="14.61cm" fo:margin-left="0.822cm" fo:margin-top="0cm" fo:margin-bottom="0cm" table:align="left" style:writing-mode="lr-tb"/>
    </style:style>
    <style:style style:name="表格11.A" style:family="table-column">
      <style:table-column-properties style:column-width="2.734cm"/>
    </style:style>
    <style:style style:name="表格11.B" style:family="table-column">
      <style:table-column-properties style:column-width="11.876cm"/>
    </style:style>
    <style:style style:name="表格11.1" style:family="table-row">
      <style:table-row-properties fo:keep-together="auto"/>
    </style:style>
    <style:style style:name="表格11.A1" style:family="table-cell">
      <style:table-cell-properties fo:padding-left="0.199cm" fo:padding-right="0.191cm" fo:padding-top="0cm" fo:padding-bottom="0cm" fo:border="0.5pt solid #00000a"/>
    </style:style>
    <style:style style:name="表格11.3" style:family="table-row">
      <style:table-row-properties style:min-row-height="0.499cm" fo:keep-together="auto"/>
    </style:style>
    <style:style style:name="表格12" style:family="table">
      <style:table-properties style:width="14.053cm" fo:margin-left="0.792cm" fo:margin-top="0cm" fo:margin-bottom="0cm" table:align="left" style:writing-mode="lr-tb"/>
    </style:style>
    <style:style style:name="表格12.A" style:family="table-column">
      <style:table-column-properties style:column-width="2.764cm"/>
    </style:style>
    <style:style style:name="表格12.B" style:family="table-column">
      <style:table-column-properties style:column-width="11.289cm"/>
    </style:style>
    <style:style style:name="表格12.1" style:family="table-row">
      <style:table-row-properties fo:keep-together="auto"/>
    </style:style>
    <style:style style:name="表格12.A1" style:family="table-cell">
      <style:table-cell-properties fo:padding-left="0.199cm" fo:padding-right="0.191cm" fo:padding-top="0cm" fo:padding-bottom="0cm" fo:border="0.5pt solid #00000a"/>
    </style:style>
    <style:style style:name="表格13" style:family="table">
      <style:table-properties style:width="13.993cm" fo:margin-left="0.852cm" fo:margin-top="0cm" fo:margin-bottom="0cm" table:align="left" style:writing-mode="lr-tb"/>
    </style:style>
    <style:style style:name="表格13.A" style:family="table-column">
      <style:table-column-properties style:column-width="2.646cm"/>
    </style:style>
    <style:style style:name="表格13.B" style:family="table-column">
      <style:table-column-properties style:column-width="11.347cm"/>
    </style:style>
    <style:style style:name="表格13.1" style:family="table-row">
      <style:table-row-properties fo:keep-together="auto"/>
    </style:style>
    <style:style style:name="表格13.A1" style:family="table-cell">
      <style:table-cell-properties fo:padding-left="0.199cm" fo:padding-right="0.191cm" fo:padding-top="0cm" fo:padding-bottom="0cm" fo:border="0.5pt solid #00000a"/>
    </style:style>
    <style:style style:name="表格14" style:family="table">
      <style:table-properties style:width="14.023cm" fo:margin-left="0.822cm" fo:margin-top="0cm" fo:margin-bottom="0cm" table:align="left" style:writing-mode="lr-tb"/>
    </style:style>
    <style:style style:name="表格14.A" style:family="table-column">
      <style:table-column-properties style:column-width="2.646cm"/>
    </style:style>
    <style:style style:name="表格14.B" style:family="table-column">
      <style:table-column-properties style:column-width="11.377cm"/>
    </style:style>
    <style:style style:name="表格14.1" style:family="table-row">
      <style:table-row-properties fo:keep-together="auto"/>
    </style:style>
    <style:style style:name="表格14.A1" style:family="table-cell">
      <style:table-cell-properties fo:padding-left="0.199cm" fo:padding-right="0.191cm" fo:padding-top="0cm" fo:padding-bottom="0cm" fo:border="0.5pt solid #00000a"/>
    </style:style>
    <style:style style:name="表格16" style:family="table">
      <style:table-properties style:width="16.787cm" fo:margin-left="0.734cm" fo:margin-top="0cm" fo:margin-bottom="0cm" table:align="left" style:writing-mode="lr-tb"/>
    </style:style>
    <style:style style:name="表格16.A" style:family="table-column">
      <style:table-column-properties style:column-width="7.378cm"/>
    </style:style>
    <style:style style:name="表格16.B" style:family="table-column">
      <style:table-column-properties style:column-width="9.409cm"/>
    </style:style>
    <style:style style:name="表格16.1" style:family="table-row">
      <style:table-row-properties style:min-row-height="0.706cm" fo:keep-together="auto"/>
    </style:style>
    <style:style style:name="表格16.A1" style:family="table-cell">
      <style:table-cell-properties fo:padding-left="0.199cm" fo:padding-right="0.191cm" fo:padding-top="0cm" fo:padding-bottom="0cm" fo:border="0.5pt solid #00000a"/>
    </style:style>
    <style:style style:name="表格16.2" style:family="table-row">
      <style:table-row-properties style:min-row-height="0.587cm" fo:keep-together="auto"/>
    </style:style>
    <style:style style:name="表格16.3" style:family="table-row">
      <style:table-row-properties style:min-row-height="0.617cm" fo:keep-together="auto"/>
    </style:style>
    <style:style style:name="表格16.4" style:family="table-row">
      <style:table-row-properties style:min-row-height="0.589cm" fo:keep-together="auto"/>
    </style:style>
    <style:style style:name="表格16.7" style:family="table-row">
      <style:table-row-properties style:min-row-height="0.499cm" fo:keep-together="auto"/>
    </style:style>
    <style:style style:name="表格19" style:family="table">
      <style:table-properties style:width="16.609cm" fo:margin-left="0.76cm" fo:margin-top="0cm" fo:margin-bottom="0cm" table:align="left" style:writing-mode="lr-tb"/>
    </style:style>
    <style:style style:name="表格19.A" style:family="table-column">
      <style:table-column-properties style:column-width="5.345cm"/>
    </style:style>
    <style:style style:name="表格19.B" style:family="table-column">
      <style:table-column-properties style:column-width="11.264cm"/>
    </style:style>
    <style:style style:name="表格19.1" style:family="table-row">
      <style:table-row-properties fo:keep-together="auto"/>
    </style:style>
    <style:style style:name="表格19.A1" style:family="table-cell">
      <style:table-cell-properties fo:padding-left="0.199cm" fo:padding-right="0.191cm" fo:padding-top="0cm" fo:padding-bottom="0cm" fo:border="0.5pt solid #00000a"/>
    </style:style>
    <style:style style:name="表格20" style:family="table">
      <style:table-properties style:width="16.258cm" fo:margin-left="0.792cm" fo:margin-top="0cm" fo:margin-bottom="0cm" table:align="left" style:writing-mode="lr-tb"/>
    </style:style>
    <style:style style:name="表格20.A" style:family="table-column">
      <style:table-column-properties style:column-width="5.173cm"/>
    </style:style>
    <style:style style:name="表格20.B" style:family="table-column">
      <style:table-column-properties style:column-width="11.084cm"/>
    </style:style>
    <style:style style:name="表格20.1" style:family="table-row">
      <style:table-row-properties fo:keep-together="auto"/>
    </style:style>
    <style:style style:name="表格20.A1" style:family="table-cell">
      <style:table-cell-properties fo:padding-left="0.199cm" fo:padding-right="0.191cm" fo:padding-top="0cm" fo:padding-bottom="0cm" fo:border="0.5pt solid #00000a"/>
    </style:style>
    <style:style style:name="表格15" style:family="table">
      <style:table-properties style:width="18.05cm" fo:margin-left="-0.478cm" fo:margin-top="0cm" fo:margin-bottom="0cm" table:align="left" style:writing-mode="lr-tb"/>
    </style:style>
    <style:style style:name="表格15.A" style:family="table-column">
      <style:table-column-properties style:column-width="1.686cm"/>
    </style:style>
    <style:style style:name="表格15.B" style:family="table-column">
      <style:table-column-properties style:column-width="2.401cm"/>
    </style:style>
    <style:style style:name="表格15.C" style:family="table-column">
      <style:table-column-properties style:column-width="1.9cm"/>
    </style:style>
    <style:style style:name="表格15.D" style:family="table-column">
      <style:table-column-properties style:column-width="1.422cm"/>
    </style:style>
    <style:style style:name="表格15.E" style:family="table-column">
      <style:table-column-properties style:column-width="1.191cm"/>
    </style:style>
    <style:style style:name="表格15.F" style:family="table-column">
      <style:table-column-properties style:column-width="1.787cm"/>
    </style:style>
    <style:style style:name="表格15.G" style:family="table-column">
      <style:table-column-properties style:column-width="1.619cm"/>
    </style:style>
    <style:style style:name="表格15.H" style:family="table-column">
      <style:table-column-properties style:column-width="2.085cm"/>
    </style:style>
    <style:style style:name="表格15.I" style:family="table-column">
      <style:table-column-properties style:column-width="2.016cm"/>
    </style:style>
    <style:style style:name="表格15.J" style:family="table-column">
      <style:table-column-properties style:column-width="1.944cm"/>
    </style:style>
    <style:style style:name="表格15.1" style:family="table-row">
      <style:table-row-properties style:min-row-height="0.896cm" fo:keep-together="auto"/>
    </style:style>
    <style:style style:name="表格15.A1" style:family="table-cell">
      <style:table-cell-properties fo:padding-left="0.199cm" fo:padding-right="0.191cm" fo:padding-top="0cm" fo:padding-bottom="0cm" fo:border="0.5pt solid #00000a"/>
    </style:style>
    <style:style style:name="表格15.C1" style:family="table-cell">
      <style:table-cell-properties style:vertical-align="" fo:padding-left="0.199cm" fo:padding-right="0.191cm" fo:padding-top="0cm" fo:padding-bottom="0cm" fo:border="0.5pt solid #00000a"/>
    </style:style>
    <style:style style:name="表格15.2" style:family="table-row">
      <style:table-row-properties fo:keep-together="auto"/>
    </style:style>
    <style:style style:name="表格15.3" style:family="table-row">
      <style:table-row-properties fo:keep-together="auto"/>
    </style:style>
    <style:style style:name="表格15.4" style:family="table-row">
      <style:table-row-properties fo:keep-together="auto"/>
    </style:style>
    <style:style style:name="表格15.5" style:family="table-row">
      <style:table-row-properties fo:keep-together="auto"/>
    </style:style>
    <style:style style:name="表格15.6" style:family="table-row">
      <style:table-row-properties fo:keep-together="auto"/>
    </style:style>
    <style:style style:name="表格15.7" style:family="table-row">
      <style:table-row-properties fo:keep-together="auto"/>
    </style:style>
    <style:style style:name="表格15.8" style:family="table-row">
      <style:table-row-properties style:min-row-height="0.679cm" fo:keep-together="auto"/>
    </style:style>
    <style:style style:name="表格15.9" style:family="table-row">
      <style:table-row-properties style:min-row-height="0.695cm" fo:keep-together="auto"/>
    </style:style>
    <style:style style:name="表格15.10" style:family="table-row">
      <style:table-row-properties style:min-row-height="0.691cm" fo:keep-together="auto"/>
    </style:style>
    <style:style style:name="表格15.11" style:family="table-row">
      <style:table-row-properties style:min-row-height="0.365cm" fo:keep-together="auto"/>
    </style:style>
    <style:style style:name="表格15.A12" style:family="table-cell">
      <style:table-cell-properties style:vertical-align="" fo:padding-left="0.199cm" fo:padding-right="0.191cm" fo:padding-top="0cm" fo:padding-bottom="0cm" fo:border-left="0.5pt solid #00000a" fo:border-right="0.5pt solid #00000a" fo:border-top="none" fo:border-bottom="0.5pt solid #00000a"/>
    </style:style>
    <style:style style:name="表格21" style:family="table">
      <style:table-properties style:width="17.988cm" fo:margin-left="-0.413cm" fo:margin-top="0cm" fo:margin-bottom="0cm" table:align="left" style:writing-mode="lr-tb"/>
    </style:style>
    <style:style style:name="表格21.A" style:family="table-column">
      <style:table-column-properties style:column-width="1.621cm"/>
    </style:style>
    <style:style style:name="表格21.B" style:family="table-column">
      <style:table-column-properties style:column-width="2.381cm"/>
    </style:style>
    <style:style style:name="表格21.C" style:family="table-column">
      <style:table-column-properties style:column-width="1.917cm"/>
    </style:style>
    <style:style style:name="表格21.D" style:family="table-column">
      <style:table-column-properties style:column-width="1.39cm"/>
    </style:style>
    <style:style style:name="表格21.E" style:family="table-column">
      <style:table-column-properties style:column-width="1.191cm"/>
    </style:style>
    <style:style style:name="表格21.F" style:family="table-column">
      <style:table-column-properties style:column-width="1.819cm"/>
    </style:style>
    <style:style style:name="表格21.G" style:family="table-column">
      <style:table-column-properties style:column-width="1.588cm"/>
    </style:style>
    <style:style style:name="表格21.H" style:family="table-column">
      <style:table-column-properties style:column-width="2.117cm"/>
    </style:style>
    <style:style style:name="表格21.I" style:family="table-column">
      <style:table-column-properties style:column-width="1.984cm"/>
    </style:style>
    <style:style style:name="表格21.J" style:family="table-column">
      <style:table-column-properties style:column-width="1.981cm"/>
    </style:style>
    <style:style style:name="表格21.1" style:family="table-row">
      <style:table-row-properties fo:keep-together="auto"/>
    </style:style>
    <style:style style:name="表格21.A1" style:family="table-cell">
      <style:table-cell-properties fo:padding-left="0.199cm" fo:padding-right="0.191cm" fo:padding-top="0cm" fo:padding-bottom="0cm" fo:border="0.5pt solid #00000a"/>
    </style:style>
    <style:style style:name="表格21.C1" style:family="table-cell">
      <style:table-cell-properties style:vertical-align="" fo:padding-left="0.199cm" fo:padding-right="0.191cm" fo:padding-top="0cm" fo:padding-bottom="0cm" fo:border="0.5pt solid #00000a"/>
    </style:style>
    <style:style style:name="表格22" style:family="table">
      <style:table-properties style:width="17.889cm" fo:margin-left="-0.314cm" fo:margin-top="0cm" fo:margin-bottom="0cm" table:align="left" style:writing-mode="lr-tb"/>
    </style:style>
    <style:style style:name="表格22.A" style:family="table-column">
      <style:table-column-properties style:column-width="1.522cm"/>
    </style:style>
    <style:style style:name="表格22.B" style:family="table-column">
      <style:table-column-properties style:column-width="2.381cm"/>
    </style:style>
    <style:style style:name="表格22.C" style:family="table-column">
      <style:table-column-properties style:column-width="1.917cm"/>
    </style:style>
    <style:style style:name="表格22.D" style:family="table-column">
      <style:table-column-properties style:column-width="1.39cm"/>
    </style:style>
    <style:style style:name="表格22.E" style:family="table-column">
      <style:table-column-properties style:column-width="1.191cm"/>
    </style:style>
    <style:style style:name="表格22.F" style:family="table-column">
      <style:table-column-properties style:column-width="1.819cm"/>
    </style:style>
    <style:style style:name="表格22.G" style:family="table-column">
      <style:table-column-properties style:column-width="1.588cm"/>
    </style:style>
    <style:style style:name="表格22.H" style:family="table-column">
      <style:table-column-properties style:column-width="2.117cm"/>
    </style:style>
    <style:style style:name="表格22.I" style:family="table-column">
      <style:table-column-properties style:column-width="1.984cm"/>
    </style:style>
    <style:style style:name="表格22.J" style:family="table-column">
      <style:table-column-properties style:column-width="1.981cm"/>
    </style:style>
    <style:style style:name="表格22.1" style:family="table-row">
      <style:table-row-properties fo:keep-together="auto"/>
    </style:style>
    <style:style style:name="表格22.A1" style:family="table-cell">
      <style:table-cell-properties fo:padding-left="0.199cm" fo:padding-right="0.191cm" fo:padding-top="0cm" fo:padding-bottom="0cm" fo:border="0.5pt solid #00000a"/>
    </style:style>
    <style:style style:name="表格22.C1" style:family="table-cell">
      <style:table-cell-properties style:vertical-align="" fo:padding-left="0.199cm" fo:padding-right="0.191cm" fo:padding-top="0cm" fo:padding-bottom="0cm" fo:border="0.5pt solid #00000a"/>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style:font-name-asian="华文黑体 - Kelvin"/>
    </style:style>
    <style:style style:name="P5" style:family="paragraph" style:parent-style-name="Standard">
      <style:text-properties style:font-name-asian="华文黑体 - Kelvin"/>
    </style:style>
    <style:style style:name="P6" style:family="paragraph" style:parent-style-name="Standard">
      <style:text-properties officeooo:paragraph-rsid="00370fd8"/>
    </style:style>
    <style:style style:name="P7"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8"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9" style:family="paragraph" style:parent-style-name="摘要">
      <style:paragraph-properties fo:break-before="page"/>
    </style:style>
    <style:style style:name="P10" style:family="paragraph" style:parent-style-name="Contents_20_Heading">
      <style:paragraph-properties fo:break-before="page"/>
    </style:style>
    <style:style style:name="P11" style:family="paragraph" style:parent-style-name="Text_20_body">
      <style:text-properties officeooo:paragraph-rsid="00370fd8"/>
    </style:style>
    <style:style style:name="P12" style:family="paragraph" style:parent-style-name="Text_20_body">
      <style:text-properties officeooo:paragraph-rsid="00397593"/>
    </style:style>
    <style:style style:name="P13" style:family="paragraph" style:parent-style-name="Text_20_body">
      <style:text-properties officeooo:paragraph-rsid="004deeba"/>
    </style:style>
    <style:style style:name="P14" style:family="paragraph" style:parent-style-name="Text_20_body">
      <style:text-properties officeooo:paragraph-rsid="0056b1b0"/>
    </style:style>
    <style:style style:name="P15" style:family="paragraph" style:parent-style-name="Text_20_body">
      <style:text-properties officeooo:paragraph-rsid="005c43f0"/>
    </style:style>
    <style:style style:name="P16" style:family="paragraph" style:parent-style-name="Text_20_body">
      <style:text-properties officeooo:rsid="00f8c683" officeooo:paragraph-rsid="005c43f0"/>
    </style:style>
    <style:style style:name="P17" style:family="paragraph" style:parent-style-name="Text_20_body">
      <style:text-properties style:font-name="华文黑体 - Kelvin" fo:font-size="10.5pt" fo:font-style="normal" fo:font-weight="bold" officeooo:rsid="003eedc9" style:font-name-asian="华文黑体 - Kelvin" style:font-size-asian="10.5pt" style:font-style-asian="normal" style:font-weight-asian="bold" style:font-name-complex="华文细黑" style:font-size-complex="10.5pt" style:font-style-complex="normal" style:font-weight-complex="bold"/>
    </style:style>
    <style:style style:name="P18" style:family="paragraph" style:parent-style-name="Table_20_Contents">
      <style:text-properties officeooo:rsid="0031491f" officeooo:paragraph-rsid="00397593"/>
    </style:style>
    <style:style style:name="P19" style:family="paragraph" style:parent-style-name="Table_20_Contents">
      <style:text-properties officeooo:paragraph-rsid="00397593"/>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Standard">
      <style:text-properties fo:font-size="14pt" fo:font-weight="bold" officeooo:paragraph-rsid="006b76d7" style:font-size-asian="14pt" style:font-weight-asian="bold" style:font-size-complex="14pt" style:font-weight-complex="bold"/>
    </style:style>
    <style:style style:name="P25" style:family="paragraph" style:parent-style-name="Standard">
      <style:text-properties fo:font-size="14pt" fo:font-weight="bold" officeooo:paragraph-rsid="006d70e0"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officeooo:paragraph-rsid="006d70e0" style:font-size-asian="14pt" style:font-size-complex="14pt"/>
    </style:style>
    <style:style style:name="P27" style:family="paragraph" style:parent-style-name="Standard">
      <style:paragraph-properties fo:text-align="center" style:justify-single-word="false"/>
      <style:text-properties style:font-name-asian="华文黑体 - Kelvin"/>
    </style:style>
    <style:style style:name="P28"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29" style:family="paragraph" style:parent-style-name="Standard">
      <style:text-properties officeooo:paragraph-rsid="006d70e0"/>
    </style:style>
    <style:style style:name="P30" style:family="paragraph" style:parent-style-name="Standard">
      <style:paragraph-properties fo:margin-left="0cm" fo:margin-right="0cm" fo:text-indent="0.741cm" style:auto-text-indent="false"/>
      <style:text-properties fo:font-size="14pt" fo:font-weight="normal" officeooo:paragraph-rsid="00672109" style:font-size-asian="14pt" style:font-weight-asian="normal" style:font-size-complex="14pt" style:font-weight-complex="normal"/>
    </style:style>
    <style:style style:name="P31" style:family="paragraph" style:parent-style-name="Standard">
      <style:paragraph-properties fo:margin-left="0cm" fo:margin-right="0cm" fo:text-indent="0.991cm" style:auto-text-indent="false"/>
      <style:text-properties fo:font-size="14pt" fo:font-weight="bold" officeooo:paragraph-rsid="00672c98" style:font-size-asian="14pt" style:font-weight-asian="bold" style:font-size-complex="14pt" style:font-weight-complex="bold"/>
    </style:style>
    <style:style style:name="P32" style:family="paragraph" style:parent-style-name="Text_20_body">
      <style:text-properties officeooo:paragraph-rsid="00672109"/>
    </style:style>
    <style:style style:name="P33" style:family="paragraph" style:parent-style-name="Text_20_body">
      <style:text-properties fo:font-size="10.5pt" officeooo:paragraph-rsid="00672109" style:font-size-asian="10.5pt" style:font-size-complex="10.5pt"/>
    </style:style>
    <style:style style:name="P34" style:family="paragraph" style:parent-style-name="Text_20_body">
      <style:text-properties fo:font-size="10.5pt" officeooo:paragraph-rsid="006b76d7" style:font-size-asian="10.5pt" style:font-size-complex="10.5pt"/>
    </style:style>
    <style:style style:name="P35" style:family="paragraph" style:parent-style-name="Text_20_body">
      <style:text-properties fo:font-size="10.5pt" officeooo:paragraph-rsid="006d70e0" style:font-size-asian="10.5pt" style:font-size-complex="10.5pt"/>
    </style:style>
    <style:style style:name="P36" style:family="paragraph" style:parent-style-name="Text_20_body">
      <style:text-properties fo:font-size="14pt" fo:font-weight="bold" officeooo:paragraph-rsid="00672109" style:font-size-asian="14pt" style:font-weight-asian="bold" style:font-size-complex="14pt" style:font-weight-complex="bold"/>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text-properties officeooo:paragraph-rsid="00672109"/>
    </style:style>
    <style:style style:name="P39" style:family="paragraph" style:parent-style-name="Text_20_body">
      <style:paragraph-properties fo:text-align="center" style:justify-single-word="false"/>
      <style:text-properties officeooo:rsid="010b65fe" officeooo:paragraph-rsid="00672109"/>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text-align="center" style:justify-single-word="false"/>
      <style:text-properties fo:font-weight="bold" officeooo:paragraph-rsid="006d70e0" style:font-weight-asian="bold" style:font-weight-complex="bold"/>
    </style:style>
    <style:style style:name="P42" style:family="paragraph" style:parent-style-name="Text_20_body">
      <style:text-properties officeooo:paragraph-rsid="006b76d7"/>
    </style:style>
    <style:style style:name="P43" style:family="paragraph" style:parent-style-name="Text_20_body">
      <style:text-properties officeooo:paragraph-rsid="006d4038"/>
    </style:style>
    <style:style style:name="P44" style:family="paragraph" style:parent-style-name="Text_20_body" style:list-style-name="WWNum10">
      <style:text-properties officeooo:paragraph-rsid="006d70e0"/>
    </style:style>
    <style:style style:name="P45" style:family="paragraph" style:parent-style-name="Text_20_body">
      <style:text-properties officeooo:paragraph-rsid="006d70e0"/>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officeooo:paragraph-rsid="00672109"/>
    </style:style>
    <style:style style:name="P48" style:family="paragraph" style:parent-style-name="Text_20_body">
      <style:paragraph-properties fo:margin-left="0cm" fo:margin-right="0cm" fo:text-indent="0cm" style:auto-text-indent="false"/>
      <style:text-properties fo:font-size="10.5pt" style:font-size-asian="10.5pt" style:font-size-complex="10.5pt"/>
    </style:style>
    <style:style style:name="P49" style:family="paragraph" style:parent-style-name="Text_20_body">
      <style:paragraph-properties fo:margin-left="0cm" fo:margin-right="0cm" fo:text-indent="0cm" style:auto-text-indent="false"/>
      <style:text-properties officeooo:paragraph-rsid="006b76d7"/>
    </style:style>
    <style:style style:name="P50" style:family="paragraph" style:parent-style-name="Text_20_body">
      <style:paragraph-properties fo:margin-left="0cm" fo:margin-right="0cm" fo:text-indent="0cm" style:auto-text-indent="false"/>
      <style:text-properties officeooo:paragraph-rsid="006d70e0"/>
    </style:style>
    <style:style style:name="P51" style:family="paragraph" style:parent-style-name="Heading_20_1">
      <style:text-properties officeooo:paragraph-rsid="00672109"/>
    </style:style>
    <style:style style:name="P52" style:family="paragraph" style:parent-style-name="Heading_20_1">
      <style:paragraph-properties fo:break-before="page"/>
      <style:text-properties officeooo:paragraph-rsid="00397593"/>
    </style:style>
    <style:style style:name="P53" style:family="paragraph" style:parent-style-name="Heading_20_1">
      <style:paragraph-properties fo:margin-left="0cm" fo:margin-right="0cm" fo:text-align="start" style:justify-single-word="false" fo:text-indent="0cm" style:auto-text-indent="false" fo:break-before="page"/>
    </style:style>
    <style:style style:name="P54" style:family="paragraph" style:parent-style-name="Heading_20_3">
      <style:text-properties officeooo:paragraph-rsid="00397593"/>
    </style:style>
    <style:style style:name="P55" style:family="paragraph" style:parent-style-name="Heading_20_3">
      <style:text-properties style:font-name="华文黑体 - Kelvin" fo:font-size="12pt" officeooo:paragraph-rsid="00397593" style:font-name-asian="华文黑体 - Kelvin" style:font-size-asian="12pt" style:font-size-complex="12pt"/>
    </style:style>
    <style:style style:name="P56" style:family="paragraph" style:parent-style-name="Heading_20_3">
      <style:text-properties officeooo:paragraph-rsid="00672109"/>
    </style:style>
    <style:style style:name="P57" style:family="paragraph" style:parent-style-name="Heading_20_3">
      <style:text-properties fo:font-size="10.5pt" fo:font-weight="normal" style:font-size-asian="10.5pt" style:font-weight-asian="normal" style:font-size-complex="10.5pt" style:font-weight-complex="normal"/>
    </style:style>
    <style:style style:name="P58" style:family="paragraph" style:parent-style-name="Heading_20_2">
      <style:text-properties officeooo:paragraph-rsid="00397593"/>
    </style:style>
    <style:style style:name="P59" style:family="paragraph" style:parent-style-name="Heading_20_2">
      <style:text-properties officeooo:paragraph-rsid="00672109"/>
    </style:style>
    <style:style style:name="P60" style:family="paragraph" style:parent-style-name="Heading_20_2">
      <style:text-properties fo:font-size="14pt" fo:font-weight="bold" officeooo:paragraph-rsid="00672109" style:font-size-asian="14pt" style:font-weight-asian="bold" style:font-size-complex="14pt" style:font-weight-complex="bold"/>
    </style:style>
    <style:style style:name="P61" style:family="paragraph" style:parent-style-name="Heading_20_4">
      <style:text-properties officeooo:paragraph-rsid="006d4038"/>
    </style:style>
    <style:style style:name="P62" style:family="paragraph" style:parent-style-name="Heading_20_4">
      <style:text-properties officeooo:paragraph-rsid="006d70e0"/>
    </style:style>
    <style:style style:name="P63" style:family="paragraph" style:parent-style-name="Table_20_Contents">
      <style:text-properties officeooo:rsid="010d43ea" officeooo:paragraph-rsid="00672109"/>
    </style:style>
    <style:style style:name="P64" style:family="paragraph" style:parent-style-name="Table_20_Contents">
      <style:text-properties officeooo:rsid="010fb013" officeooo:paragraph-rsid="00672109"/>
    </style:style>
    <style:style style:name="P65" style:family="paragraph" style:parent-style-name="Table_20_Contents">
      <style:text-properties officeooo:rsid="00bd04d0" officeooo:paragraph-rsid="00672109"/>
    </style:style>
    <style:style style:name="P66" style:family="paragraph" style:parent-style-name="Table_20_Contents">
      <style:text-properties officeooo:paragraph-rsid="00672109"/>
    </style:style>
    <style:style style:name="P67" style:family="paragraph" style:parent-style-name="Table_20_Contents">
      <style:text-properties officeooo:paragraph-rsid="00672c98"/>
    </style:style>
    <style:style style:name="P68" style:family="paragraph" style:parent-style-name="Table_20_Contents">
      <style:text-properties style:font-name-asian="AR PL UMing CN1"/>
    </style:style>
    <style:style style:name="P69" style:family="paragraph" style:parent-style-name="Table_20_Contents">
      <style:text-properties officeooo:rsid="00672c98" officeooo:paragraph-rsid="00672c98"/>
    </style:style>
    <style:style style:name="P70" style:family="paragraph" style:parent-style-name="Table_20_Contents">
      <style:text-properties officeooo:paragraph-rsid="006b76d7"/>
    </style:style>
    <style:style style:name="P71" style:family="paragraph" style:parent-style-name="Table_20_Contents">
      <style:text-properties officeooo:rsid="006b76d7" officeooo:paragraph-rsid="006b76d7"/>
    </style:style>
    <style:style style:name="P72" style:family="paragraph" style:parent-style-name="Table_20_Contents">
      <style:text-properties officeooo:paragraph-rsid="006d4038"/>
    </style:style>
    <style:style style:name="P73" style:family="paragraph" style:parent-style-name="Table_20_Contents">
      <style:text-properties officeooo:rsid="006d4038" officeooo:paragraph-rsid="006d4038"/>
    </style:style>
    <style:style style:name="P74" style:family="paragraph" style:parent-style-name="Table_20_Contents">
      <style:text-properties fo:font-size="10.5pt" officeooo:paragraph-rsid="006b76d7" style:font-size-asian="10.5pt" style:font-size-complex="10.5pt"/>
    </style:style>
    <style:style style:name="P75" style:family="paragraph" style:parent-style-name="Table_20_Contents">
      <style:text-properties officeooo:paragraph-rsid="006d70e0"/>
    </style:style>
    <style:style style:name="P76" style:family="paragraph" style:parent-style-name="Table_20_Contents">
      <style:text-properties officeooo:rsid="006da427" officeooo:paragraph-rsid="006da427"/>
    </style:style>
    <style:style style:name="P77" style:family="paragraph" style:parent-style-name="Table_20_Contents">
      <style:text-properties officeooo:paragraph-rsid="006da427"/>
    </style:style>
    <style:style style:name="P78" style:family="paragraph">
      <loext:graphic-properties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636fab"/>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640791"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font-size-asian="15pt" style:font-size-complex="15pt"/>
    </style:style>
    <style:style style:name="T11" style:family="text">
      <style:text-properties fo:font-weight="normal" style:font-weight-asian="normal" style:font-weight-complex="normal"/>
    </style:style>
    <style:style style:name="T12" style:family="text">
      <style:text-properties fo:font-weight="normal" officeooo:rsid="00c13af7" style:font-weight-asian="normal" style:font-weight-complex="normal"/>
    </style:style>
    <style:style style:name="T13" style:family="text">
      <style:text-properties fo:font-weight="normal" officeooo:rsid="00d69d93" style:font-weight-asian="normal" style:font-weight-complex="normal"/>
    </style:style>
    <style:style style:name="T14" style:family="text">
      <style:text-properties fo:font-weight="normal" officeooo:rsid="00cff4f5" style:font-weight-asian="normal" style:font-weight-complex="normal"/>
    </style:style>
    <style:style style:name="T15" style:family="text">
      <style:text-properties fo:font-weight="normal" officeooo:rsid="0037e44a" style:font-weight-asian="normal" style:font-weight-complex="normal"/>
    </style:style>
    <style:style style:name="T16" style:family="text">
      <style:text-properties fo:font-weight="normal" officeooo:rsid="00b53553" style:font-weight-asian="normal" style:font-weight-complex="normal"/>
    </style:style>
    <style:style style:name="T17" style:family="text">
      <style:text-properties fo:font-weight="normal" officeooo:rsid="01026432" style:font-weight-asian="normal" style:font-weight-complex="normal"/>
    </style:style>
    <style:style style:name="T18" style:family="text">
      <style:text-properties fo:font-weight="normal" officeooo:rsid="00c42485" style:font-weight-asian="normal" style:font-weight-complex="normal"/>
    </style:style>
    <style:style style:name="T19" style:family="text">
      <style:text-properties fo:font-weight="normal" officeooo:rsid="00efea23" style:font-weight-asian="normal" style:font-weight-complex="normal"/>
    </style:style>
    <style:style style:name="T20" style:family="text">
      <style:text-properties fo:font-weight="normal" officeooo:rsid="004b15e8" style:font-weight-asian="normal" style:font-weight-complex="normal"/>
    </style:style>
    <style:style style:name="T21" style:family="text">
      <style:text-properties fo:font-weight="normal" officeooo:rsid="003e3e39" style:font-weight-asian="normal" style:font-weight-complex="normal"/>
    </style:style>
    <style:style style:name="T22" style:family="text">
      <style:text-properties fo:font-weight="normal" officeooo:rsid="004b3e5b" style:font-weight-asian="normal" style:font-weight-complex="normal"/>
    </style:style>
    <style:style style:name="T23" style:family="text">
      <style:text-properties fo:font-weight="normal" officeooo:rsid="004ae8af" style:font-weight-asian="normal" style:font-weight-complex="normal"/>
    </style:style>
    <style:style style:name="T24" style:family="text">
      <style:text-properties fo:font-weight="normal" officeooo:rsid="0054a215" style:font-weight-asian="normal" style:font-weight-complex="normal"/>
    </style:style>
    <style:style style:name="T25" style:family="text">
      <style:text-properties fo:font-weight="normal" officeooo:rsid="011bbf28" style:font-weight-asian="normal" style:font-weight-complex="normal"/>
    </style:style>
    <style:style style:name="T26" style:family="text">
      <style:text-properties fo:font-weight="normal" officeooo:rsid="012ca200" style:font-weight-asian="normal" style:font-weight-complex="normal"/>
    </style:style>
    <style:style style:name="T27" style:family="text">
      <style:text-properties fo:font-weight="normal" officeooo:rsid="0013bb6a" style:font-weight-asian="normal" style:font-weight-complex="normal"/>
    </style:style>
    <style:style style:name="T28" style:family="text">
      <style:text-properties fo:font-weight="normal" style:language-asian="zh" style:country-asian="CN" style:font-weight-asian="normal"/>
    </style:style>
    <style:style style:name="T29" style:family="text">
      <style:text-properties fo:font-weight="normal" style:language-asian="zh" style:country-asian="CN" style:font-weight-asian="normal" style:font-weight-complex="normal"/>
    </style:style>
    <style:style style:name="T30" style:family="text">
      <style:text-properties style:font-name="华文仿宋" fo:font-size="12pt" officeooo:rsid="00057e6b" style:font-name-asian="华文仿宋" style:font-size-asian="12pt" style:font-size-complex="12pt"/>
    </style:style>
    <style:style style:name="T31" style:family="text">
      <style:text-properties officeooo:rsid="00342988"/>
    </style:style>
    <style:style style:name="T32" style:family="text">
      <style:text-properties officeooo:rsid="0039b0a6"/>
    </style:style>
    <style:style style:name="T33" style:family="text">
      <style:text-properties officeooo:rsid="00322ecf"/>
    </style:style>
    <style:style style:name="T34" style:family="text">
      <style:text-properties officeooo:rsid="00c42485"/>
    </style:style>
    <style:style style:name="T35" style:family="text">
      <style:text-properties fo:font-size="12pt" style:font-size-asian="12pt" style:font-size-complex="12pt"/>
    </style:style>
    <style:style style:name="T36" style:family="text">
      <style:text-properties fo:font-size="12pt" fo:font-style="normal" fo:font-weight="normal" officeooo:rsid="00e46927" style:font-size-asian="10.5pt" style:font-style-asian="normal" style:font-weight-asian="normal" style:font-size-complex="12pt" style:font-style-complex="normal" style:font-weight-complex="normal"/>
    </style:style>
    <style:style style:name="T37" style:family="text">
      <style:text-properties fo:font-size="12pt" fo:font-style="normal" fo:font-weight="bold" officeooo:rsid="00e46927" style:font-size-asian="10.5pt" style:font-style-asian="normal" style:font-weight-asian="bold" style:font-size-complex="12pt" style:font-style-complex="normal" style:font-weight-complex="bold"/>
    </style:style>
    <style:style style:name="T38" style:family="text">
      <style:text-properties fo:font-weight="bold" style:font-weight-asian="bold" style:font-weight-complex="bold"/>
    </style:style>
    <style:style style:name="T39" style:family="text">
      <style:text-properties fo:font-weight="bold" officeooo:rsid="00a7c01a" style:font-weight-asian="bold" style:font-weight-complex="bold"/>
    </style:style>
    <style:style style:name="T40" style:family="text">
      <style:text-properties fo:font-weight="bold" officeooo:rsid="00df6d24" style:font-weight-asian="bold" style:font-weight-complex="bold"/>
    </style:style>
    <style:style style:name="T41" style:family="text">
      <style:text-properties fo:font-weight="bold" officeooo:rsid="0037e44a" style:font-weight-asian="bold" style:font-weight-complex="bold"/>
    </style:style>
    <style:style style:name="T42" style:family="text">
      <style:text-properties fo:font-weight="bold" officeooo:rsid="00c13af7" style:font-weight-asian="bold" style:font-weight-complex="bold"/>
    </style:style>
    <style:style style:name="T43" style:family="text">
      <style:text-properties fo:font-weight="bold" officeooo:rsid="00cff4f5" style:font-weight-asian="bold" style:font-weight-complex="bold"/>
    </style:style>
    <style:style style:name="T44" style:family="text">
      <style:text-properties fo:font-weight="bold" officeooo:rsid="00b53553" style:font-weight-asian="bold" style:font-weight-complex="bold"/>
    </style:style>
    <style:style style:name="T45" style:family="text">
      <style:text-properties fo:font-weight="bold" officeooo:rsid="003e049d" style:font-weight-asian="bold" style:font-weight-complex="bold"/>
    </style:style>
    <style:style style:name="T46" style:family="text">
      <style:text-properties fo:font-weight="bold" officeooo:rsid="003bb10e" style:font-weight-asian="bold" style:font-weight-complex="bold"/>
    </style:style>
    <style:style style:name="T47" style:family="text">
      <style:text-properties fo:font-weight="bold" officeooo:rsid="004a8089" style:font-weight-asian="bold" style:font-weight-complex="bold"/>
    </style:style>
    <style:style style:name="T48" style:family="text">
      <style:text-properties fo:font-weight="bold" officeooo:rsid="00c42485" style:font-weight-asian="bold" style:font-weight-complex="bold"/>
    </style:style>
    <style:style style:name="T49" style:family="text">
      <style:text-properties fo:font-weight="bold" officeooo:rsid="00ed1570" style:font-weight-asian="bold" style:font-weight-complex="bold"/>
    </style:style>
    <style:style style:name="T50" style:family="text">
      <style:text-properties fo:font-weight="bold" officeooo:rsid="00f75ca4" style:font-weight-asian="bold" style:font-weight-complex="bold"/>
    </style:style>
    <style:style style:name="T51" style:family="text">
      <style:text-properties fo:font-weight="bold" officeooo:rsid="00c2650e" style:font-weight-asian="bold" style:font-weight-complex="bold"/>
    </style:style>
    <style:style style:name="T52" style:family="text">
      <style:text-properties fo:font-weight="bold" officeooo:rsid="0043706b" style:font-weight-asian="bold" style:font-weight-complex="bold"/>
    </style:style>
    <style:style style:name="T53" style:family="text">
      <style:text-properties fo:font-weight="bold" officeooo:rsid="0054a215" style:font-weight-asian="bold" style:font-weight-complex="bold"/>
    </style:style>
    <style:style style:name="T54" style:family="text">
      <style:text-properties fo:font-weight="bold" officeooo:rsid="011bbf28" style:font-weight-asian="bold" style:font-weight-complex="bold"/>
    </style:style>
    <style:style style:name="T55" style:family="text">
      <style:text-properties fo:font-size="10.5pt" fo:font-weight="bold" officeooo:rsid="0056b1b0" style:font-size-asian="10.5pt" style:font-weight-asian="bold" style:font-size-complex="10.5pt" style:font-weight-complex="bold"/>
    </style:style>
    <style:style style:name="T56" style:family="text">
      <style:text-properties fo:font-size="10.5pt" fo:font-weight="normal" style:font-size-asian="10.5pt" style:font-weight-asian="normal" style:font-size-complex="10.5pt" style:font-weight-complex="normal"/>
    </style:style>
    <style:style style:name="T57" style:family="text">
      <style:text-properties fo:font-size="10.5pt" fo:font-weight="normal" officeooo:rsid="0056b1b0" style:font-size-asian="10.5pt" style:font-weight-asian="normal" style:font-size-complex="10.5pt" style:font-weight-complex="normal"/>
    </style:style>
    <style:style style:name="T58" style:family="text">
      <style:text-properties fo:font-size="10.5pt" fo:language="en" fo:country="US" fo:font-weight="normal" style:font-size-asian="10.5pt" style:language-asian="zh" style:country-asian="CN" style:font-weight-asian="normal" style:font-size-complex="10.5pt" style:font-weight-complex="normal"/>
    </style:style>
    <style:style style:name="T59" style:family="text">
      <style:text-properties fo:font-size="10.5pt" fo:language="en" fo:country="US" fo:font-weight="normal" officeooo:rsid="001b1ed6" style:font-size-asian="10.5pt" style:language-asian="zh" style:country-asian="CN" style:font-weight-asian="normal" style:font-size-complex="10.5pt" style:font-weight-complex="normal"/>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style:font-style-asian="italic" style:font-style-complex="italic"/>
    </style:style>
    <style:style style:name="T62" style:family="text">
      <style:text-properties fo:font-style="italic" officeooo:rsid="003cc61f" style:font-style-asian="italic" style:font-style-complex="italic"/>
    </style:style>
    <style:style style:name="T63" style:family="text">
      <style:text-properties fo:font-style="italic" officeooo:rsid="003ffe30" style:font-style-asian="italic" style:font-style-complex="italic"/>
    </style:style>
    <style:style style:name="T64" style:family="text">
      <style:text-properties fo:font-style="italic" fo:font-weight="normal" officeooo:rsid="0049e7ea" style:font-style-asian="italic" style:font-weight-asian="normal" style:font-style-complex="italic" style:font-weight-complex="normal"/>
    </style:style>
    <style:style style:name="T65" style:family="text">
      <style:text-properties officeooo:rsid="00a7c01a"/>
    </style:style>
    <style:style style:name="T66" style:family="text">
      <style:text-properties officeooo:rsid="0037e44a"/>
    </style:style>
    <style:style style:name="T67" style:family="text">
      <style:text-properties officeooo:rsid="003bb10e"/>
    </style:style>
    <style:style style:name="T68" style:family="text">
      <style:text-properties officeooo:rsid="00df6d24"/>
    </style:style>
    <style:style style:name="T69" style:family="text">
      <style:text-properties officeooo:rsid="00cff4f5"/>
    </style:style>
    <style:style style:name="T70" style:family="text">
      <style:text-properties officeooo:rsid="005f2dfe"/>
    </style:style>
    <style:style style:name="T71" style:family="text">
      <style:text-properties officeooo:rsid="00b53553"/>
    </style:style>
    <style:style style:name="T72" style:family="text">
      <style:text-properties officeooo:rsid="00c13af7"/>
    </style:style>
    <style:style style:name="T73" style:family="text">
      <style:text-properties officeooo:rsid="003d603f"/>
    </style:style>
    <style:style style:name="T74" style:family="text">
      <style:text-properties officeooo:rsid="0046446a"/>
    </style:style>
    <style:style style:name="T75" style:family="text">
      <style:text-properties officeooo:rsid="00ed1570"/>
    </style:style>
    <style:style style:name="T76" style:family="text">
      <style:text-properties officeooo:rsid="00f75ca4"/>
    </style:style>
    <style:style style:name="T77" style:family="text">
      <style:text-properties officeooo:rsid="00f8c683"/>
    </style:style>
    <style:style style:name="T78" style:family="text">
      <style:text-properties officeooo:rsid="00c5122c"/>
    </style:style>
    <style:style style:name="T79" style:family="text">
      <style:text-properties officeooo:rsid="00524f90"/>
    </style:style>
    <style:style style:name="T80" style:family="text">
      <style:text-properties officeooo:rsid="0056b1b0"/>
    </style:style>
    <style:style style:name="T81" style:family="text">
      <style:text-properties style:font-name="方正仿宋_GBK" style:font-name-asian="方正仿宋_GBK"/>
    </style:style>
    <style:style style:name="T82" style:family="text">
      <style:text-properties style:font-name="方正仿宋_GBK" officeooo:rsid="01027f1c" style:font-name-asian="方正仿宋_GBK"/>
    </style:style>
    <style:style style:name="T83" style:family="text">
      <style:text-properties style:font-name="方正仿宋_GBK" officeooo:rsid="0046955e"/>
    </style:style>
    <style:style style:name="T84" style:family="text">
      <style:text-properties style:font-name="方正仿宋_GBK" style:font-name-asian="AR PL UMing CN1"/>
    </style:style>
    <style:style style:name="T85" style:family="text">
      <style:text-properties style:font-name="方正仿宋_GBK" officeooo:rsid="01027f1c" style:font-name-asian="AR PL UMing CN1"/>
    </style:style>
    <style:style style:name="T86" style:family="text">
      <style:text-properties style:font-name="Calibri Light" fo:font-size="18pt" fo:font-weight="bold" style:font-name-asian="宋体1" style:font-size-asian="18pt" style:font-weight-asian="bold" style:font-name-complex="宋体1" style:font-size-complex="18pt" style:font-weight-complex="bold"/>
    </style:style>
    <style:style style:name="T87" style:family="text">
      <style:text-properties style:font-name="Calibri Light" fo:font-size="18pt" fo:font-weight="bold" officeooo:rsid="00672109" style:font-name-asian="宋体1" style:font-size-asian="18pt" style:font-weight-asian="bold" style:font-name-complex="宋体1" style:font-size-complex="18pt" style:font-weight-complex="bold"/>
    </style:style>
    <style:style style:name="T88" style:family="text">
      <style:text-properties fo:font-variant="normal" fo:text-transform="none" fo:color="#333333" style:font-name="Verdana" fo:letter-spacing="normal" fo:font-weight="normal" style:letter-kerning="false" style:font-name-asian="宋体1" style:language-asian="zh" style:country-asian="CN" style:font-weight-asian="normal" style:font-name-complex="Verdana1" style:language-complex="ar" style:country-complex="none" style:font-weight-complex="bold"/>
    </style:style>
    <style:style style:name="T89" style:family="text">
      <style:text-properties fo:font-variant="normal" fo:text-transform="none" fo:color="#333333" style:font-name="Verdana" fo:letter-spacing="normal" fo:language="en" fo:country="US" fo:font-weight="normal" style:letter-kerning="false" style:font-name-asian="宋体1" style:language-asian="zh" style:country-asian="CN" style:font-weight-asian="normal" style:font-name-complex="Verdana1" style:language-complex="ar" style:country-complex="none" style:font-weight-complex="bold"/>
    </style:style>
    <style:style style:name="T90" style:family="text">
      <style:text-properties officeooo:rsid="000764f5"/>
    </style:style>
    <style:style style:name="T91" style:family="text">
      <style:text-properties officeooo:rsid="0019fc54"/>
    </style:style>
    <style:style style:name="T92" style:family="text">
      <style:text-properties officeooo:rsid="00b56c6e"/>
    </style:style>
    <style:style style:name="T93" style:family="text">
      <style:text-properties officeooo:rsid="010b65fe"/>
    </style:style>
    <style:style style:name="T94" style:family="text">
      <style:text-properties officeooo:rsid="00af1a0d"/>
    </style:style>
    <style:style style:name="T95" style:family="text">
      <style:text-properties officeooo:rsid="010d43ea"/>
    </style:style>
    <style:style style:name="T96" style:family="text">
      <style:text-properties officeooo:rsid="0113f667"/>
    </style:style>
    <style:style style:name="T97" style:family="text">
      <style:text-properties officeooo:rsid="00be46f9"/>
    </style:style>
    <style:style style:name="T98" style:family="text">
      <style:text-properties officeooo:rsid="010eb4b8"/>
    </style:style>
    <style:style style:name="T99" style:family="text">
      <style:text-properties officeooo:rsid="010fb013"/>
    </style:style>
    <style:style style:name="T100" style:family="text">
      <style:text-properties officeooo:rsid="00bf7cc5"/>
    </style:style>
    <style:style style:name="T101" style:family="text">
      <style:text-properties officeooo:rsid="0039faaf"/>
    </style:style>
    <style:style style:name="T102" style:family="text">
      <style:text-properties officeooo:rsid="003c7e11"/>
    </style:style>
    <style:style style:name="T103" style:family="text">
      <style:text-properties officeooo:rsid="006fde08"/>
    </style:style>
    <style:style style:name="T104" style:family="text">
      <style:text-properties officeooo:rsid="00b621cb"/>
    </style:style>
    <style:style style:name="T105" style:family="text">
      <style:text-properties officeooo:rsid="00751e21"/>
    </style:style>
    <style:style style:name="T106" style:family="text">
      <style:text-properties officeooo:rsid="00752a2d"/>
    </style:style>
    <style:style style:name="T107" style:family="text">
      <style:text-properties officeooo:rsid="0074f241"/>
    </style:style>
    <style:style style:name="T108" style:family="text">
      <style:text-properties officeooo:rsid="003aa0a9"/>
    </style:style>
    <style:style style:name="T109" style:family="text">
      <style:text-properties officeooo:rsid="003cedb1"/>
    </style:style>
    <style:style style:name="T110" style:family="text">
      <style:text-properties officeooo:rsid="0076b739"/>
    </style:style>
    <style:style style:name="T111" style:family="text">
      <style:text-properties officeooo:rsid="003c417e"/>
    </style:style>
    <style:style style:name="T112" style:family="text">
      <style:text-properties officeooo:rsid="003ee65e"/>
    </style:style>
    <style:style style:name="T113" style:family="text">
      <style:text-properties officeooo:rsid="00bc128e"/>
    </style:style>
    <style:style style:name="T114" style:family="text">
      <style:text-properties officeooo:rsid="00be08e2"/>
    </style:style>
    <style:style style:name="T115" style:family="text">
      <style:text-properties officeooo:rsid="00b710cd"/>
    </style:style>
    <style:style style:name="T116" style:family="text">
      <style:text-properties officeooo:rsid="00b902b8"/>
    </style:style>
    <style:style style:name="T117" style:family="text">
      <style:text-properties officeooo:rsid="00dafe78"/>
    </style:style>
    <style:style style:name="T118" style:family="text">
      <style:text-properties style:font-style-asian="italic"/>
    </style:style>
    <style:style style:name="T119" style:family="text">
      <style:text-properties officeooo:rsid="00bed032"/>
    </style:style>
    <style:style style:name="T120" style:family="text">
      <style:text-properties officeooo:rsid="00b5add5"/>
    </style:style>
    <style:style style:name="T121" style:family="text">
      <style:text-properties officeooo:rsid="00b158ce"/>
    </style:style>
    <style:style style:name="T122" style:family="text">
      <style:text-properties officeooo:rsid="00fd87d1"/>
    </style:style>
    <style:style style:name="T123" style:family="text">
      <style:text-properties officeooo:rsid="00fe673c"/>
    </style:style>
    <style:style style:name="T124" style:family="text">
      <style:text-properties officeooo:rsid="010116a8"/>
    </style:style>
    <style:style style:name="T125" style:family="text">
      <style:text-properties officeooo:rsid="01027f1c"/>
    </style:style>
    <style:style style:name="T126" style:family="text">
      <style:text-properties officeooo:rsid="0106e9bd"/>
    </style:style>
    <style:style style:name="T127" style:family="text">
      <style:text-properties officeooo:rsid="0104eef4"/>
    </style:style>
    <style:style style:name="T128" style:family="text">
      <style:text-properties officeooo:rsid="010465b2"/>
    </style:style>
    <style:style style:name="T129" style:family="text">
      <style:text-properties officeooo:rsid="010728a9"/>
    </style:style>
    <style:style style:name="T130" style:family="text">
      <style:text-properties officeooo:rsid="011bbf28"/>
    </style:style>
    <style:style style:name="T131" style:family="text">
      <style:text-properties officeooo:rsid="0108c5a8"/>
    </style:style>
    <style:style style:name="T132" style:family="text">
      <style:text-properties officeooo:rsid="010ec638"/>
    </style:style>
    <style:style style:name="T133" style:family="text">
      <style:text-properties officeooo:rsid="00672c98"/>
    </style:style>
    <style:style style:name="T134" style:family="text">
      <style:text-properties officeooo:rsid="012197ae"/>
    </style:style>
    <style:style style:name="T135" style:family="text">
      <style:text-properties style:text-position="0% 100%" fo:language="en" fo:country="US" fo:font-weight="normal" style:language-asian="zh" style:country-asian="CN" style:font-weight-asian="normal" style:font-weight-complex="normal"/>
    </style:style>
    <style:style style:name="T136" style:family="text">
      <style:text-properties style:text-position="0% 100%" fo:language="en" fo:country="US" fo:font-weight="normal" officeooo:rsid="006da427" style:language-asian="zh" style:country-asian="CN" style:font-weight-asian="normal" style:font-weight-complex="normal"/>
    </style:style>
    <style:style style:name="T137" style:family="text">
      <style:text-properties style:text-position="0% 100%" fo:font-weight="normal" style:language-asian="zh" style:country-asian="CN" style:font-weight-asian="normal" style:font-weight-complex="normal"/>
    </style:style>
    <style:style style:name="T138" style:family="text">
      <style:text-properties fo:language="en" fo:country="US" fo:font-weight="normal" style:language-asian="zh" style:country-asian="CN" style:font-weight-asian="normal" style:font-weight-complex="normal"/>
    </style:style>
    <style:style style:name="T139" style:family="text">
      <style:text-properties fo:language="en" fo:country="US" fo:font-weight="normal" style:font-weight-asian="normal" style:font-name-complex="Calibri1"/>
    </style:style>
    <style:style style:name="T140" style:family="text">
      <style:text-properties officeooo:rsid="0013bb6a"/>
    </style:style>
    <style:style style:name="T141" style:family="text">
      <style:text-properties officeooo:rsid="01268dfb"/>
    </style:style>
    <style:style style:name="T142" style:family="text">
      <style:text-properties style:font-name="Calibri" fo:language="en" fo:country="US" fo:font-weight="normal" style:font-weight-asian="normal" style:font-name-complex="Calibri1"/>
    </style:style>
    <style:style style:name="T143" style:family="text">
      <style:text-properties style:font-name="华文黑体 - Kelvin" fo:font-size="15pt" style:font-size-asian="15pt" style:font-size-complex="15pt"/>
    </style:style>
    <style:style style:name="T144" style:family="text">
      <style:text-properties officeooo:rsid="006da427"/>
    </style:style>
    <style:style style:name="gr1" style:family="graphic">
      <style:graphic-properties svg:stroke-color="#11111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 text:is-list-header="true"><text:span text:style-name="标题_20_1_20_Char">项目愿景</text:span></text:h>
      <text:h text:style-name="P51" text:outline-level="1" text:is-list-header="true"><text:span text:style-name="T86">Version&lt;</text:span><text:span text:style-name="T87">0.8</text:span><text:span text:style-name="T86">&gt;</text:span></text:h>
      <text:h text:style-name="P59" text:outline-level="2" text:is-list-header="true"><text:span text:style-name="T86"/></text:h>
      <text:p text:style-name="P48"><text:span text:style-name="T38">版本历史</text:span>：</text:p>
      <table:table table:name="表格6" table:style-name="表格6">
        <table:table-column table:style-name="表格6.A" table:number-columns-repeated="2"/>
        <table:table-column table:style-name="表格6.C" table:number-columns-repeated="2"/>
        <table:table-row table:style-name="表格6.1">
          <table:table-cell table:style-name="表格6.A1" office:value-type="string">
            <text:p text:style-name="Table_20_Contents">时间</text:p>
          </table:table-cell>
          <table:table-cell table:style-name="表格6.A1" office:value-type="string">
            <text:p text:style-name="Table_20_Contents">版本</text:p>
          </table:table-cell>
          <table:table-cell table:style-name="表格6.A1" office:value-type="string">
            <text:p text:style-name="Table_20_Contents">描述</text:p>
          </table:table-cell>
          <table:table-cell table:style-name="表格6.A1" office:value-type="string">
            <text:p text:style-name="Table_20_Contents">作者</text:p>
          </table:table-cell>
        </table:table-row>
        <table:table-row table:style-name="表格6.2">
          <table:table-cell table:style-name="表格6.A1" office:value-type="string">
            <text:p text:style-name="Table_20_Contents">2017.9.4</text:p>
          </table:table-cell>
          <table:table-cell table:style-name="表格6.A1" office:value-type="string">
            <text:p text:style-name="Table_20_Contents">0.1</text:p>
          </table:table-cell>
          <table:table-cell table:style-name="表格6.A1" office:value-type="string">
            <text:p text:style-name="Table_20_Contents">初始版本</text:p>
          </table:table-cell>
          <table:table-cell table:style-name="表格6.A1" office:value-type="string">
            <text:p text:style-name="Table_20_Contents"/>
          </table:table-cell>
        </table:table-row>
        <table:table-row table:style-name="表格6.1">
          <table:table-cell table:style-name="表格6.A1" office:value-type="string">
            <text:p text:style-name="Table_20_Contents">2018.2.0</text:p>
          </table:table-cell>
          <table:table-cell table:style-name="表格6.A1" office:value-type="string">
            <text:p text:style-name="Table_20_Contents">0.5</text:p>
          </table:table-cell>
          <table:table-cell table:style-name="表格6.A1" office:value-type="string">
            <text:p text:style-name="Table_20_Contents">二次修改</text:p>
          </table:table-cell>
          <table:table-cell table:style-name="表格6.A1" office:value-type="string">
            <text:p text:style-name="Table_20_Contents"/>
          </table:table-cell>
        </table:table-row>
        <table:table-row table:style-name="表格6.1">
          <table:table-cell table:style-name="表格6.A1" office:value-type="string">
            <text:p text:style-name="Table_20_Contents">2018.4.20</text:p>
          </table:table-cell>
          <table:table-cell table:style-name="表格6.A1" office:value-type="string">
            <text:p text:style-name="Table_20_Contents">0.8</text:p>
          </table:table-cell>
          <table:table-cell table:style-name="表格6.A1" office:value-type="string">
            <text:p text:style-name="Table_20_Contents"/>
          </table:table-cell>
          <table:table-cell table:style-name="表格6.A1" office:value-type="string">
            <text:p text:style-name="Table_20_Contents"/>
          </table:table-cell>
        </table:table-row>
      </table:table>
      <text:h text:style-name="Heading_20_3" text:outline-level="3" text:is-list-header="true"/>
      <text:h text:style-name="Heading_20_3" text:outline-level="3">介绍</text:h>
      <text:h text:style-name="Heading_20_4" text:outline-level="4" text:is-list-header="true">1.1目的</text:h>
      <text:p text:style-name="Text_20_body">本文档的目的是收集，分析和定义这一项目集的高级需要和特<text:tab/>性．侧重于涉众和目标用户所<text:tab/><text:tab/>需要的能力，以及为什么这些需要<text:tab/>存在．该文档提供了整个项目的当前愿景．有关这一<text:tab/><text:tab/><text:tab/>项目集如何<text:tab/>满足这些需要的细节在＂用况模型＂和＂补充规格说明＂中<text:tab/>给<text:tab/>出．</text:p>
      <text:h text:style-name="Heading_20_4" text:outline-level="4" text:is-list-header="true">1.2产品概述</text:h>
      <text:p text:style-name="P32">一款免费的，集高音质、发现、分享的音乐应用,提供流畅且完美的无线音乐，融合歌曲及MV<text:tab/><text:tab/>的搜索，下载，在线播放，歌词同步显示，个性智能推荐，歌曲管理等功能为一体的音乐播放<text:tab/><text:tab/>器．</text:p>
      <text:h text:style-name="Heading_20_4" text:outline-level="4" text:is-list-header="true">1.3 参考</text:h>
      <text:p text:style-name="P33"><text:span text:style-name="T88">《</text:span><text:span text:style-name="T89">Managing Software Requirements: A Use Case </text:span><text:span text:style-name="T88"><text:tab/></text:span><text:span text:style-name="T89">Approach,Second Edition</text:span><text:span text:style-name="T11">》2003<text:tab/><text:tab/>年5月出版</text:span></text:p>
      <text:p text:style-name="P32">《敏捷软件需求 团队、项目群与企业的精益需求实践》清华大<text:tab/> <text:s/>学出版社2015年出版</text:p>
      <text:p text:style-name="P32">《Use Case Modeling》2002年8月出版</text:p>
      <text:p text:style-name="P32"><text:span text:style-name="T90">FSing音乐听音乐</text:span>用况和补充规格说明．</text:p>
      <text:p text:style-name="P32">FSing 音乐下载音乐用况和补充规格说明．</text:p>
      <text:p text:style-name="P32">（用户登录系统中＂信息隐私安全＂和＂可靠性＂标准．）</text:p>
      <text:p text:style-name="P47"><text:tab/>FSing 音乐涉众分析报告</text:p>
      <text:p text:style-name="P2"/>
      <text:h text:style-name="Heading_20_3" text:outline-level="3" text:is-list-header="true"/>
      <text:p text:style-name="Text_20_body"/>
      <text:p text:style-name="Table_20_Contents"/>
      <text:h text:style-name="Heading_20_3" text:outline-level="3">定位：</text:h>
      <text:h text:style-name="Heading_20_4" text:outline-level="4">问题描述</text:h>
      <text:p text:style-name="P40"><text:soft-page-break/>问题<text:span text:style-name="T91">一</text:span></text:p>
      <text:p text:style-name="P38">为<text:span text:style-name="T92">Users</text:span>的问题陈述<text:span text:style-name="T93">一</text:span></text:p>
      <table:table table:name="表格7" table:style-name="表格7">
        <table:table-column table:style-name="表格7.A"/>
        <table:table-column table:style-name="表格7.B"/>
        <table:table-row>
          <table:table-cell table:style-name="表格7.A1" office:value-type="string">
            <text:p text:style-name="P66">要素</text:p>
          </table:table-cell>
          <table:table-cell table:style-name="表格7.B1" office:value-type="string">
            <text:p text:style-name="P66">描述</text:p>
          </table:table-cell>
        </table:table-row>
        <table:table-row table:style-name="表格7.2">
          <table:table-cell table:style-name="表格7.A2" office:value-type="string">
            <text:p text:style-name="P66">问题</text:p>
          </table:table-cell>
          <table:table-cell table:style-name="表格7.B2" office:value-type="string">
            <text:p text:style-name="P66">用户不能在线听音乐<text:span text:style-name="T93">。</text:span>以前听音乐<text:span text:style-name="T93">，需要将音乐下载下来，再使用本地播放器进行播放。这种方式不仅繁琐，而且也比较占空间</text:span></text:p>
          </table:table-cell>
        </table:table-row>
        <table:table-row>
          <table:table-cell table:style-name="表格7.A2" office:value-type="string">
            <text:p text:style-name="P66">影响</text:p>
          </table:table-cell>
          <table:table-cell table:style-name="表格7.B2" office:value-type="string">
            <text:p text:style-name="P66">大多数使用FSing音乐平台<text:span text:style-name="T94">的Users</text:span></text:p>
          </table:table-cell>
        </table:table-row>
        <table:table-row>
          <table:table-cell table:style-name="表格7.A2" office:value-type="string">
            <text:p text:style-name="P66">结果</text:p>
          </table:table-cell>
          <table:table-cell table:style-name="表格7.B2" office:value-type="string">
            <text:p text:style-name="P66">用户无法方便快捷<text:span text:style-name="T95">地听音乐</text:span></text:p>
          </table:table-cell>
        </table:table-row>
        <table:table-row>
          <table:table-cell table:style-name="表格7.A2" office:value-type="string">
            <text:p text:style-name="P66">优点</text:p>
          </table:table-cell>
          <table:table-cell table:style-name="表格7.B2" office:value-type="string">
            <text:p text:style-name="P66">1.用户<text:span text:style-name="T95">可在线播放音乐</text:span></text:p>
            <text:p text:style-name="P63">2.用户也可以播放本地音乐</text:p>
          </table:table-cell>
        </table:table-row>
      </table:table>
      <text:p text:style-name="Text_20_body"/>
      <text:p text:style-name="P40"><text:bookmark-start text:name="__RefHeading___Toc15946_2625350760"/>问题二<text:bookmark-end text:name="__RefHeading___Toc15946_2625350760"/></text:p>
      <text:p text:style-name="P39">为<text:span text:style-name="T92">Users</text:span>的问题陈述二</text:p>
      <table:table table:name="表格8" table:style-name="表格8">
        <table:table-column table:style-name="表格8.A"/>
        <table:table-column table:style-name="表格8.B"/>
        <table:table-row>
          <table:table-cell table:style-name="表格8.A1" office:value-type="string">
            <text:p text:style-name="P66">要素</text:p>
          </table:table-cell>
          <table:table-cell table:style-name="表格8.B1" office:value-type="string">
            <text:p text:style-name="P66">描述</text:p>
          </table:table-cell>
        </table:table-row>
        <table:table-row table:style-name="表格8.2">
          <table:table-cell table:style-name="表格8.A2" office:value-type="string">
            <text:p text:style-name="P66">问题</text:p>
          </table:table-cell>
          <table:table-cell table:style-name="表格8.B2" office:value-type="string">
            <text:p text:style-name="P66">不能<text:span text:style-name="T96">以音乐交友。</text:span>随着时代<text:span text:style-name="T95">的变化，用户已经不仅仅希望使用音乐平台听歌，还希望通过音乐平台进行交友，找到一些具有共同音乐爱好的朋友</text:span></text:p>
          </table:table-cell>
        </table:table-row>
        <table:table-row table:style-name="表格8.3">
          <table:table-cell table:style-name="表格8.A2" office:value-type="string">
            <text:p text:style-name="P66">影响</text:p>
          </table:table-cell>
          <table:table-cell table:style-name="表格8.B2" office:value-type="string">
            <text:p text:style-name="P66">FSing音平台<text:span text:style-name="T95">的Users</text:span></text:p>
          </table:table-cell>
        </table:table-row>
        <table:table-row>
          <table:table-cell table:style-name="表格8.A2" office:value-type="string">
            <text:p text:style-name="P66">结果</text:p>
          </table:table-cell>
          <table:table-cell table:style-name="表格8.B2" office:value-type="string">
            <text:p text:style-name="P66">音乐平台<text:span text:style-name="T95">的功能较为单一，仅仅就是听音乐，用户体验感教差，不能吸引更多的用户</text:span></text:p>
          </table:table-cell>
        </table:table-row>
        <table:table-row>
          <table:table-cell table:style-name="表格8.A2" office:value-type="string">
            <text:p text:style-name="P66">优点</text:p>
          </table:table-cell>
          <table:table-cell table:style-name="表格8.B2" office:value-type="string">
            <text:p text:style-name="P66">1.增加<text:span text:style-name="T97">与其他音乐平台的差别</text:span></text:p>
            <text:p text:style-name="P64">2.吸引更多的音乐用户</text:p>
          </table:table-cell>
        </table:table-row>
      </table:table>
      <text:p text:style-name="Text_20_body"/>
      <text:p text:style-name="P40">问题三</text:p>
      <text:p text:style-name="P38">为创作者的问题陈述</text:p>
      <table:table table:name="表格17" table:style-name="表格17">
        <table:table-column table:style-name="表格17.A"/>
        <table:table-column table:style-name="表格17.B"/>
        <table:table-row>
          <table:table-cell table:style-name="表格17.A1" office:value-type="string">
            <text:p text:style-name="P66">要素</text:p>
          </table:table-cell>
          <table:table-cell table:style-name="表格17.B1" office:value-type="string">
            <text:p text:style-name="P66">描述</text:p>
          </table:table-cell>
        </table:table-row>
        <table:table-row table:style-name="表格17.2">
          <table:table-cell table:style-name="表格17.A2" office:value-type="string">
            <text:p text:style-name="P66">问题</text:p>
          </table:table-cell>
          <table:table-cell table:style-name="表格17.B2" office:value-type="string">
            <text:p text:style-name="P66">不<text:span text:style-name="T98">能发布自己创作的音乐。一些创作者希望可以有一个免费音乐平台可以发布、传播自己创作的音乐</text:span></text:p>
          </table:table-cell>
        </table:table-row>
        <table:table-row>
          <table:table-cell table:style-name="表格17.A2" office:value-type="string">
            <text:p text:style-name="P66">影响</text:p>
          </table:table-cell>
          <table:table-cell table:style-name="表格17.B2" office:value-type="string">
            <text:p text:style-name="P66">自由创作<text:span text:style-name="T99">者、</text:span>FSing音平台<text:span text:style-name="T99">的用户</text:span></text:p>
          </table:table-cell>
        </table:table-row>
        <table:table-row>
          <table:table-cell table:style-name="表格17.A2" office:value-type="string">
            <text:p text:style-name="P66">结果</text:p>
          </table:table-cell>
          <table:table-cell table:style-name="表格17.B2" office:value-type="string">
            <text:p text:style-name="P66">无法<text:span text:style-name="T99">为音乐平台提供更丰富的音乐资源</text:span></text:p>
          </table:table-cell>
        </table:table-row>
        <table:table-row>
          <table:table-cell table:style-name="表格17.A2" office:value-type="string">
            <text:p text:style-name="P66">优点</text:p>
          </table:table-cell>
          <table:table-cell table:style-name="表格17.B2" office:value-type="string">
            <text:p text:style-name="P66">1.增加<text:span text:style-name="T97">与其他音乐平台的差别</text:span></text:p>
            <text:p text:style-name="P66">2.增<text:span text:style-name="T99">强</text:span>用户<text:span text:style-name="T99">的体验感</text:span></text:p>
            <text:p text:style-name="P64">3.吸引更多的创作者发布、传播音乐，从而获得更多的用户量</text:p>
          </table:table-cell>
        </table:table-row>
      </table:table>
      <text:h text:style-name="P56" text:outline-level="3" text:is-list-header="true"/>
      <text:p text:style-name="P40">问题<text:span text:style-name="T93">四</text:span></text:p>
      <text:p text:style-name="P38">为客户<text:span text:style-name="T100">的问题</text:span></text:p>
      <table:table table:name="表格18" table:style-name="表格18">
        <table:table-column table:style-name="表格18.A"/>
        <table:table-column table:style-name="表格18.B"/>
        <table:table-row>
          <table:table-cell table:style-name="表格18.A1" office:value-type="string">
            <text:p text:style-name="P66">要素</text:p>
          </table:table-cell>
          <table:table-cell table:style-name="表格18.B1" office:value-type="string">
            <text:p text:style-name="P66">描述</text:p>
          </table:table-cell>
        </table:table-row>
        <table:table-row table:style-name="表格18.2">
          <table:table-cell table:style-name="表格18.A2" office:value-type="string">
            <text:p text:style-name="P66">问题</text:p>
          </table:table-cell>
          <table:table-cell table:style-name="表格18.B2" office:value-type="string">
            <text:p text:style-name="P65">目前已经存在很多的在线音乐平台，但缺乏选择性，功能有限，不能很好的提供一个发布传播平台和达到以音乐交友的目的</text:p>
          </table:table-cell>
        </table:table-row>
        <table:table-row>
          <table:table-cell table:style-name="表格18.A2" office:value-type="string">
            <text:p text:style-name="P66">影响</text:p>
          </table:table-cell>
          <table:table-cell table:style-name="表格18.B2" office:value-type="string">
            <text:p text:style-name="P66">FSing音平台的客户、资助人、股东</text:p>
          </table:table-cell>
        </table:table-row>
        <table:table-row>
          <table:table-cell table:style-name="表格18.A2" office:value-type="string">
            <text:p text:style-name="P66">结果</text:p>
          </table:table-cell>
          <table:table-cell table:style-name="表格18.B2" office:value-type="string">
            <text:p text:style-name="P66">与市场中已经存在的其他在线音乐平台差别较小，没有新的产品机会</text:p>
          </table:table-cell>
        </table:table-row>
        <table:table-row>
          <table:table-cell table:style-name="表格18.A2" office:value-type="string">
            <text:p text:style-name="P66">优点</text:p>
          </table:table-cell>
          <table:table-cell table:style-name="表格18.B2" office:value-type="string">
            <text:p text:style-name="P66">1.增加<text:span text:style-name="T97">与其他音乐平台的差别</text:span></text:p>
            <text:p text:style-name="P66">2.<text:span text:style-name="T97">可获得更高的利润和收入</text:span></text:p>
            <text:p text:style-name="P66"><text:soft-page-break/>3.增加市场份额</text:p>
          </table:table-cell>
        </table:table-row>
      </table:table>
      <text:h text:style-name="P60" text:outline-level="2" text:is-list-header="true"/>
      <text:p text:style-name="P36"/>
      <text:p text:style-name="P2"/>
      <text:h text:style-name="Heading_20_3" text:outline-level="3">涉众和用户描述</text:h>
      <text:h text:style-name="Heading_20_4" text:outline-level="4" text:is-list-header="true">3.1涉众概括</text:h>
      <text:p text:style-name="P32">为了捕获更多的需求，发现更多的涉众是并从中捕获用户需要是项目成功的关键。下面就是该项目<text:tab/>相关涉众的分析：</text:p>
      <text:p text:style-name="P37">表3-1涉众概括</text:p>
      <table:table table:name="表格9" table:style-name="表格9">
        <table:table-column table:style-name="表格9.A"/>
        <table:table-column table:style-name="表格9.B"/>
        <table:table-column table:style-name="表格9.C"/>
        <table:table-column table:style-name="表格9.D"/>
        <table:table-row table:style-name="表格9.1">
          <table:table-cell table:style-name="表格9.A1" office:value-type="string">
            <text:p text:style-name="P67">编号</text:p>
          </table:table-cell>
          <table:table-cell table:style-name="表格9.A1" office:value-type="string">
            <text:p text:style-name="P67">名称</text:p>
          </table:table-cell>
          <table:table-cell table:style-name="表格9.A1" office:value-type="string">
            <text:p text:style-name="P67">简要描述</text:p>
          </table:table-cell>
          <table:table-cell table:style-name="表格9.D1" office:value-type="string">
            <text:p text:style-name="P67">期望<text:span text:style-name="T122">（需要）</text:span></text:p>
          </table:table-cell>
        </table:table-row>
        <table:table-row>
          <table:table-cell table:style-name="表格9.A2" office:value-type="string">
            <text:p text:style-name="P67">SH<text:span text:style-name="T123">001</text:span></text:p>
          </table:table-cell>
          <table:table-cell table:style-name="表格9.A2" office:value-type="string">
            <text:p text:style-name="P67">用户</text:p>
          </table:table-cell>
          <table:table-cell table:style-name="表格9.A2" office:value-type="string">
            <text:p text:style-name="P67">系统<text:span text:style-name="T124">的实际用户，主要为直接使用该系统听歌的人。他们会在用况模型中担任参与者所定义的角色</text:span></text:p>
          </table:table-cell>
          <table:table-cell table:style-name="表格9.D2" office:value-type="string">
            <text:p text:style-name="P67"><text:span text:style-name="T102">（1）</text:span>可以播放音乐</text:p>
            <text:p text:style-name="P67">（2）可以扫描识别本地音乐</text:p>
            <text:p text:style-name="P67">（3）可以在线听歌、<text:span text:style-name="T81">观看MV</text:span></text:p>
            <text:p text:style-name="P67">（4）关键字搜索音乐</text:p>
            <text:p text:style-name="P67">（5）可下载音乐</text:p>
            <text:p text:style-name="P67">（6）<text:span text:style-name="T102">管理音乐</text:span></text:p>
            <text:p text:style-name="P67">（<text:span text:style-name="T103">7</text:span>）<text:span text:style-name="T81">界面友好易用</text:span></text:p>
            <text:p text:style-name="P67">（<text:span text:style-name="T125">8</text:span>）创建自己的歌<text:span text:style-name="T104">单</text:span></text:p>
            <text:p text:style-name="P67">（<text:span text:style-name="T125">9</text:span>）<text:span text:style-name="T103">系统音乐类型广泛</text:span></text:p>
          </table:table-cell>
        </table:table-row>
        <table:table-row>
          <table:table-cell table:style-name="表格9.A2" office:value-type="string">
            <text:p text:style-name="P67">SH0<text:span text:style-name="T126">02</text:span></text:p>
          </table:table-cell>
          <table:table-cell table:style-name="表格9.A2" office:value-type="string">
            <text:p text:style-name="P67">客户</text:p>
          </table:table-cell>
          <table:table-cell table:style-name="表格9.A2" office:value-type="string">
            <text:p text:style-name="P67">真正<text:span text:style-name="T113">会购买最终系统或者自主开发系统的人和/或组织，对于自主开发的公司，可能是其产品部门。</text:span></text:p>
          </table:table-cell>
          <table:table-cell table:style-name="表格9.D2" office:value-type="string">
            <text:p text:style-name="P67">（1）系统按期完成</text:p>
            <text:p text:style-name="P67">（2）系统的市场价值高</text:p>
            <text:p text:style-name="P67">（3）系统在可用资金预算范围内完成</text:p>
            <text:p text:style-name="P67">（4）可通过系统获利</text:p>
          </table:table-cell>
        </table:table-row>
        <table:table-row>
          <table:table-cell table:style-name="表格9.A2" office:value-type="string">
            <text:p text:style-name="P67">SH0<text:span text:style-name="T126">03</text:span></text:p>
          </table:table-cell>
          <table:table-cell table:style-name="表格9.A2" office:value-type="string">
            <text:p text:style-name="P67">资助人</text:p>
          </table:table-cell>
          <table:table-cell table:style-name="表格9.A2" office:value-type="string">
            <text:p text:style-name="P67">系统<text:span text:style-name="T127">的间接用户，仅仅受系统带来的业务结果的影响。主要是</text:span>系统<text:span text:style-name="T127">的出资买家或者内部的支持者。</text:span></text:p>
          </table:table-cell>
          <table:table-cell table:style-name="表格9.D2" office:value-type="string">
            <text:p text:style-name="P67">（1）系统按期完成</text:p>
            <text:p text:style-name="P67">（2）系统的市场价值高</text:p>
            <text:p text:style-name="P67">（3）系统在可用资金预算范围内完成</text:p>
            <text:p text:style-name="P67">（4）可通过系统获利</text:p>
          </table:table-cell>
        </table:table-row>
        <table:table-row table:style-name="表格9.5">
          <table:table-cell table:style-name="表格9.A2" office:value-type="string">
            <text:p text:style-name="P67">SH00<text:span text:style-name="T126">4</text:span></text:p>
          </table:table-cell>
          <table:table-cell table:style-name="表格9.A2" office:value-type="string">
            <text:p text:style-name="P67">系统音乐编辑</text:p>
          </table:table-cell>
          <table:table-cell table:style-name="表格9.A2" office:value-type="string">
            <text:p text:style-name="P67">系统<text:span text:style-name="T105">的实际使用者，</text:span>具有一定<text:span text:style-name="T105">的音乐专业性、计算机水平。对系统音乐进行分类、编辑并管理歌词。</text:span></text:p>
          </table:table-cell>
          <table:table-cell table:style-name="表格9.D2" office:value-type="string">
            <text:p text:style-name="P67">（1）操作方便易用</text:p>
            <text:p text:style-name="P67">（2）可以访问、管理系统数据库音乐资源</text:p>
            <text:p text:style-name="P67">（3）可以获取用户对系统音乐编辑的反馈信息</text:p>
          </table:table-cell>
        </table:table-row>
        <table:table-row>
          <table:table-cell table:style-name="表格9.A2" office:value-type="string">
            <text:p text:style-name="P67">SH00<text:span text:style-name="T126">5</text:span></text:p>
          </table:table-cell>
          <table:table-cell table:style-name="表格9.A2" office:value-type="string">
            <text:p text:style-name="P67">广告管理员</text:p>
          </table:table-cell>
          <table:table-cell table:style-name="表格9.A2" office:value-type="string">
            <text:p text:style-name="P67">系统<text:span text:style-name="T106">的间接用户。负责系统广告的投放和管理</text:span></text:p>
          </table:table-cell>
          <table:table-cell table:style-name="表格9.D2" office:value-type="string">
            <text:p text:style-name="P67">（1）可以获取<text:span text:style-name="T128">和管理</text:span>系统广告资源信息</text:p>
            <text:p text:style-name="P67">（2）可以投放广告<text:span text:style-name="T128">到系统</text:span></text:p>
          </table:table-cell>
        </table:table-row>
        <table:table-row>
          <table:table-cell table:style-name="表格9.A2" office:value-type="string">
            <text:p text:style-name="P67">SH00<text:span text:style-name="T126">6</text:span></text:p>
          </table:table-cell>
          <table:table-cell table:style-name="表格9.A2" office:value-type="string">
            <text:p text:style-name="P67">系统维护人员</text:p>
          </table:table-cell>
          <table:table-cell table:style-name="表格9.A2" office:value-type="string">
            <text:p text:style-name="P67">系统间接用户<text:span text:style-name="T108">，维护系统正常运行</text:span></text:p>
          </table:table-cell>
          <table:table-cell table:style-name="表格9.D2" office:value-type="string">
            <text:p text:style-name="P67"><text:span text:style-name="T82">（1）</text:span><text:span text:style-name="T85">可以</text:span><text:span text:style-name="T84">管理软件数据库，提供</text:span>相应访问软件 </text:p>
            <text:p text:style-name="P67"><text:s text:c="6"/>数据的接口</text:p>
            <text:p text:style-name="P67"><text:span text:style-name="T109">（2）</text:span>实时获取客户发现的最新问题及改进建议</text:p>
          </table:table-cell>
        </table:table-row>
        <table:table-row>
          <table:table-cell table:style-name="表格9.A2" office:value-type="string">
            <text:p text:style-name="P67">SH00<text:span text:style-name="T107">7</text:span></text:p>
          </table:table-cell>
          <table:table-cell table:style-name="表格9.A2" office:value-type="string">
            <text:p text:style-name="P67">编码员</text:p>
          </table:table-cell>
          <table:table-cell table:style-name="表格9.A2" office:value-type="string">
            <text:p text:style-name="P67">负责系统的编码实现</text:p>
          </table:table-cell>
          <table:table-cell table:style-name="表格9.D2" office:value-type="string">
            <text:p text:style-name="P67"/>
          </table:table-cell>
        </table:table-row>
        <table:table-row>
          <table:table-cell table:style-name="表格9.A2" office:value-type="string">
            <text:p text:style-name="P67">SH00<text:span text:style-name="T126">8</text:span></text:p>
          </table:table-cell>
          <table:table-cell table:style-name="表格9.A2" office:value-type="string">
            <text:p text:style-name="P67">项目组长</text:p>
          </table:table-cell>
          <table:table-cell table:style-name="表格9.A2" office:value-type="string">
            <text:p text:style-name="P67">组织管理整个项目开发过程</text:p>
          </table:table-cell>
          <table:table-cell table:style-name="表格9.D2" office:value-type="string">
            <text:p text:style-name="P67"/>
          </table:table-cell>
        </table:table-row>
        <table:table-row>
          <table:table-cell table:style-name="表格9.A2" office:value-type="string">
            <text:p text:style-name="P67">SH<text:span text:style-name="T107">009</text:span></text:p>
          </table:table-cell>
          <table:table-cell table:style-name="表格9.A2" office:value-type="string">
            <text:p text:style-name="P67">系统测试人员</text:p>
          </table:table-cell>
          <table:table-cell table:style-name="表格9.A2" office:value-type="string">
            <text:p text:style-name="P67">系统间接用户<text:span text:style-name="T108">，测试系统功能</text:span></text:p>
          </table:table-cell>
          <table:table-cell table:style-name="表格9.D2" office:value-type="string">
            <text:p text:style-name="P67"/>
          </table:table-cell>
        </table:table-row>
        <table:table-row>
          <table:table-cell table:style-name="表格9.A2" office:value-type="string">
            <text:p text:style-name="P67">SH0<text:span text:style-name="T110">10</text:span></text:p>
          </table:table-cell>
          <table:table-cell table:style-name="表格9.A2" office:value-type="string">
            <text:p text:style-name="P67">系统设计人员</text:p>
          </table:table-cell>
          <table:table-cell table:style-name="表格9.A2" office:value-type="string">
            <text:p text:style-name="P67">组织和指导程序员编写、调试程序，开发出符合系统总体设计要求的高质量软件</text:p>
          </table:table-cell>
          <table:table-cell table:style-name="表格9.D2" office:value-type="string">
            <text:p text:style-name="P67"/>
          </table:table-cell>
        </table:table-row>
        <text:soft-page-break/>
        <table:table-row table:style-name="表格9.12">
          <table:table-cell table:style-name="表格9.A2" office:value-type="string">
            <text:p text:style-name="P67">SH01<text:span text:style-name="T126">1</text:span></text:p>
          </table:table-cell>
          <table:table-cell table:style-name="表格9.A2" office:value-type="string">
            <text:p text:style-name="P67">需求分析人员</text:p>
          </table:table-cell>
          <table:table-cell table:style-name="表格9.A2" office:value-type="string">
            <text:p text:style-name="P67">捕获、分析软件需求，并将业务的需求转换为功能设计。</text:p>
          </table:table-cell>
          <table:table-cell table:style-name="表格9.D2" office:value-type="string">
            <text:p text:style-name="P67"/>
          </table:table-cell>
        </table:table-row>
        <table:table-row>
          <table:table-cell table:style-name="表格9.A2" office:value-type="string">
            <text:p text:style-name="P67">SH01<text:span text:style-name="T126">2</text:span></text:p>
          </table:table-cell>
          <table:table-cell table:style-name="表格9.A2" office:value-type="string">
            <text:p text:style-name="P67">系统分析人员</text:p>
          </table:table-cell>
          <table:table-cell table:style-name="表格9.A2" office:value-type="string">
            <text:p text:style-name="P67">其功能涉及需求分析、功能设计、软件结构设计、接口设计等内容，但一般不参与编程和模块详细设计工作。</text:p>
          </table:table-cell>
          <table:table-cell table:style-name="表格9.D2" office:value-type="string">
            <text:p text:style-name="P67"/>
          </table:table-cell>
        </table:table-row>
        <table:table-row>
          <table:table-cell table:style-name="表格9.A2" office:value-type="string">
            <text:p text:style-name="P67">SH0<text:span text:style-name="T126">13</text:span></text:p>
          </table:table-cell>
          <table:table-cell table:style-name="表格9.A2" office:value-type="string">
            <text:p text:style-name="P67">系统管理员</text:p>
          </table:table-cell>
          <table:table-cell table:style-name="表格9.A2" office:value-type="string">
            <text:p text:style-name="P67">系统<text:span text:style-name="T111">的间接用户，负责系统数据库的管理，例如数据的备份、更新</text:span></text:p>
          </table:table-cell>
          <table:table-cell table:style-name="表格9.D2" office:value-type="string">
            <text:p text:style-name="P67"/>
          </table:table-cell>
        </table:table-row>
        <table:table-row>
          <table:table-cell table:style-name="表格9.A2" office:value-type="string">
            <text:p text:style-name="P67">SH0<text:span text:style-name="T126">14</text:span></text:p>
          </table:table-cell>
          <table:table-cell table:style-name="表格9.A2" office:value-type="string">
            <text:p text:style-name="P67">运营者</text:p>
          </table:table-cell>
          <table:table-cell table:style-name="表格9.A2" office:value-type="string">
            <text:p text:style-name="P67">系统<text:span text:style-name="T111">的间接用户，维护系统在网络上的正常运行</text:span></text:p>
          </table:table-cell>
          <table:table-cell table:style-name="表格9.D2" office:value-type="string">
            <text:p text:style-name="P67"/>
          </table:table-cell>
        </table:table-row>
        <table:table-row>
          <table:table-cell table:style-name="表格9.A2" office:value-type="string">
            <text:p text:style-name="P67">SH01<text:span text:style-name="T126">5</text:span></text:p>
          </table:table-cell>
          <table:table-cell table:style-name="表格9.A2" office:value-type="string">
            <text:p text:style-name="P67">技术专家</text:p>
          </table:table-cell>
          <table:table-cell table:style-name="表格9.A2" office:value-type="string">
            <text:p text:style-name="P67">给予开发者具有价值的的建议，并对项目的开发过程进行指导<text:span text:style-name="T111">。</text:span></text:p>
          </table:table-cell>
          <table:table-cell table:style-name="表格9.D2" office:value-type="string">
            <text:p text:style-name="P67"/>
          </table:table-cell>
        </table:table-row>
        <table:table-row>
          <table:table-cell table:style-name="表格9.A2" office:value-type="string">
            <text:p text:style-name="P67">SH01<text:span text:style-name="T126">6</text:span></text:p>
          </table:table-cell>
          <table:table-cell table:style-name="表格9.A2" office:value-type="string">
            <text:p text:style-name="P67">监管部门</text:p>
          </table:table-cell>
          <table:table-cell table:style-name="表格9.A2" office:value-type="string">
            <text:p text:style-name="P67">监视软件的广告，音乐，图片是否合法<text:span text:style-name="T111">。</text:span></text:p>
          </table:table-cell>
          <table:table-cell table:style-name="表格9.D2" office:value-type="string">
            <text:p text:style-name="P67"><text:span text:style-name="T112">（1）</text:span>可通过相应接口访问监视软件</text:p>
            <text:p text:style-name="P67"><text:span text:style-name="T112">（2）</text:span>可以禁用，删除某些非法资源</text:p>
            <text:p text:style-name="P67"><text:span text:style-name="T112">（3）</text:span>可以时刻联系到软件提供商</text:p>
            <text:p text:style-name="P67"><text:span text:style-name="T112">（4）</text:span>具备内建的检查能力</text:p>
            <text:p text:style-name="P67"/>
          </table:table-cell>
        </table:table-row>
        <table:table-row>
          <table:table-cell table:style-name="表格9.A2" office:value-type="string">
            <text:p text:style-name="P67">SH01<text:span text:style-name="T126">7</text:span></text:p>
          </table:table-cell>
          <table:table-cell table:style-name="表格9.A2" office:value-type="string">
            <text:p text:style-name="P67">法律顾问</text:p>
          </table:table-cell>
          <table:table-cell table:style-name="表格9.A2" office:value-type="string">
            <text:p text:style-name="P67">具有法律专业知识<text:span text:style-name="T111">，作用为实现预防，事后补救，解决麻烦，目标是追求最大效益，最小风险。</text:span></text:p>
          </table:table-cell>
          <table:table-cell table:style-name="表格9.D2" office:value-type="string">
            <text:p text:style-name="P67"/>
          </table:table-cell>
        </table:table-row>
        <table:table-row>
          <table:table-cell table:style-name="表格9.A2" office:value-type="string">
            <text:p text:style-name="P67">SH01<text:span text:style-name="T126">8</text:span></text:p>
          </table:table-cell>
          <table:table-cell table:style-name="表格9.A2" office:value-type="string">
            <text:p text:style-name="P67">支付服务提供商</text:p>
          </table:table-cell>
          <table:table-cell table:style-name="表格9.A2" office:value-type="string">
            <text:p text:style-name="P67">提供支付购买业务</text:p>
          </table:table-cell>
          <table:table-cell table:style-name="表格9.D2" office:value-type="string">
            <text:p text:style-name="P67"><text:span text:style-name="T109">（1）</text:span>获取订单数据</text:p>
            <text:p text:style-name="P67"><text:span text:style-name="T109">（2）</text:span>支持联网实时收费</text:p>
            <text:p text:style-name="P67"><text:span text:style-name="T109">（3）</text:span>按时支付技术服务费</text:p>
          </table:table-cell>
        </table:table-row>
        <table:table-row>
          <table:table-cell table:style-name="表格9.A2" office:value-type="string">
            <text:p text:style-name="P67">SH<text:span text:style-name="T113">019</text:span></text:p>
          </table:table-cell>
          <table:table-cell table:style-name="表格9.A2" office:value-type="string">
            <text:p text:style-name="P67">云存储提供<text:span text:style-name="T114">方</text:span></text:p>
          </table:table-cell>
          <table:table-cell table:style-name="表格9.A2" office:value-type="string">
            <text:p text:style-name="P67">提供音乐云盘<text:span text:style-name="T114">的接口，支持用户上传音乐到云盘</text:span></text:p>
          </table:table-cell>
          <table:table-cell table:style-name="表格9.D2" office:value-type="string">
            <text:p text:style-name="P67">（1）获取用户使用云存储<text:span text:style-name="T126">的使用量</text:span></text:p>
          </table:table-cell>
        </table:table-row>
        <table:table-row>
          <table:table-cell table:style-name="表格9.A2" office:value-type="string">
            <text:p text:style-name="P67">SH<text:span text:style-name="T115">020</text:span></text:p>
          </table:table-cell>
          <table:table-cell table:style-name="表格9.A2" office:value-type="string">
            <text:p text:style-name="P67">社交软件系统</text:p>
          </table:table-cell>
          <table:table-cell table:style-name="表格9.A2" office:value-type="string">
            <text:p text:style-name="P67">为用户提供音乐分享<text:span text:style-name="T116">的</text:span>接口</text:p>
          </table:table-cell>
          <table:table-cell table:style-name="表格9.D2" office:value-type="string">
            <text:p text:style-name="P67">（1）获取用户使用社交系统接口<text:span text:style-name="T126">的使用量</text:span></text:p>
          </table:table-cell>
        </table:table-row>
        <table:table-row table:style-name="表格9.22">
          <table:table-cell table:style-name="表格9.A2" office:value-type="string">
            <text:p text:style-name="P67">SH0<text:span text:style-name="T117">21</text:span></text:p>
          </table:table-cell>
          <table:table-cell table:style-name="表格9.A2" office:value-type="string">
            <text:p text:style-name="P67">广告商</text:p>
          </table:table-cell>
          <table:table-cell table:style-name="表格9.A2" office:value-type="string">
            <text:p text:style-name="P67">提供各种广告，并且支付一定的广告费</text:p>
          </table:table-cell>
          <table:table-cell table:style-name="表格9.D2" office:value-type="string">
            <text:p text:style-name="P67">（1）获得用户网络流量</text:p>
            <text:p text:style-name="P67"><text:s/>( 2 ) <text:s/>获取广告点击率</text:p>
          </table:table-cell>
        </table:table-row>
        <table:table-row table:style-name="表格9.22">
          <table:table-cell table:style-name="表格9.A2" office:value-type="string">
            <text:p text:style-name="P67">SH0<text:span text:style-name="T117">22</text:span></text:p>
          </table:table-cell>
          <table:table-cell table:style-name="表格9.A2" office:value-type="string">
            <text:p text:style-name="P67">唱片公司</text:p>
          </table:table-cell>
          <table:table-cell table:style-name="表格9.A2" office:value-type="string">
            <text:p text:style-name="P68">唱片提供商，提供多种类型的，可供下载或者购买的<text:span text:style-name="T118">音乐</text:span></text:p>
          </table:table-cell>
          <table:table-cell table:style-name="表格9.D2" office:value-type="string">
            <text:p text:style-name="P67"><text:span text:style-name="T83"><text:s/>(1) <text:s/></text:span>通过音乐获取利润</text:p>
            <text:p text:style-name="P67"><text:span text:style-name="T83"><text:s/>(2) <text:s/></text:span>可获取用户购买数据</text:p>
            <text:p text:style-name="P67">（3）可获取音乐资源的播放率</text:p>
          </table:table-cell>
        </table:table-row>
        <table:table-row table:style-name="表格9.22">
          <table:table-cell table:style-name="表格9.A2" office:value-type="string">
            <text:p text:style-name="P67">SH<text:span text:style-name="T119">023</text:span></text:p>
          </table:table-cell>
          <table:table-cell table:style-name="表格9.A2" office:value-type="string">
            <text:p text:style-name="P67">音乐综艺版权合作方</text:p>
          </table:table-cell>
          <table:table-cell table:style-name="表格9.A2" office:value-type="string">
            <text:p text:style-name="P67">授权音乐综艺节目<text:span text:style-name="T119">中录制的歌手所演唱的音乐的版权</text:span></text:p>
          </table:table-cell>
          <table:table-cell table:style-name="表格9.D2" office:value-type="string">
            <text:p text:style-name="P67">（1）可获取用户购买音乐<text:span text:style-name="T129">的</text:span>数据</text:p>
            <text:p text:style-name="P67">（2）可通过音乐获利</text:p>
            <text:p text:style-name="P67">（3）获取音乐资源的播放率</text:p>
          </table:table-cell>
        </table:table-row>
        <table:table-row table:style-name="表格9.22">
          <table:table-cell table:style-name="表格9.A2" office:value-type="string">
            <text:p text:style-name="P67">SH<text:span text:style-name="T119">024</text:span></text:p>
          </table:table-cell>
          <table:table-cell table:style-name="表格9.A2" office:value-type="string">
            <text:p text:style-name="P67">电视频道版权合作方</text:p>
          </table:table-cell>
          <table:table-cell table:style-name="表格9.A2" office:value-type="string">
            <text:p text:style-name="P67">电视音乐频道<text:span text:style-name="T119">所涵盖的音乐类型丰富，为音乐系统进行版权合作，提供多样化的音乐资源</text:span></text:p>
          </table:table-cell>
          <table:table-cell table:style-name="表格9.D2" office:value-type="string">
            <text:p text:style-name="P67">（1）可获取用户购买音乐<text:span text:style-name="T129">的</text:span>数据</text:p>
            <text:p text:style-name="P67">（2）可通过音乐获利</text:p>
            <text:p text:style-name="P67">（3）获取音乐资源的播放率</text:p>
          </table:table-cell>
        </table:table-row>
        <table:table-row table:style-name="表格9.22">
          <table:table-cell table:style-name="表格9.A2" office:value-type="string">
            <text:p text:style-name="P67">SH025</text:p>
          </table:table-cell>
          <table:table-cell table:style-name="表格9.A2" office:value-type="string">
            <text:p text:style-name="P67">创作者</text:p>
          </table:table-cell>
          <table:table-cell table:style-name="表格9.A2" office:value-type="string">
            <text:p text:style-name="P67">有较高的音乐水平<text:span text:style-name="T130">，可能是作词人、作曲人、或者独立音乐人等拥有上传音乐到系统权限的</text:span><text:span text:style-name="T54">个人</text:span>，通过系统将自己创作的音乐资源<text:span text:style-name="T130">（可以是歌曲、纯音乐、歌曲）</text:span>上传到系统<text:span text:style-name="T131">的人</text:span>。</text:p>
          </table:table-cell>
          <table:table-cell table:style-name="表格9.D2" office:value-type="string">
            <text:p text:style-name="P67">（1<text:span text:style-name="T129">）通过系统，可以传播自己的音乐</text:span></text:p>
            <text:p text:style-name="P67">（2）可以将自己创作的音乐资源上传到系统</text:p>
            <text:p text:style-name="P67">（<text:span text:style-name="T132">3</text:span>）可以获取音乐<text:span text:style-name="T129">的试听量</text:span></text:p>
            <text:p text:style-name="P67">（<text:span text:style-name="T132">4</text:span>）可以获取音乐<text:span text:style-name="T131">的被下载、收藏、购买、喜</text:span></text:p>
            <text:p text:style-name="P67"><text:s text:c="6"/>欢、分享的数据记录</text:p>
            <text:p text:style-name="P67">（<text:span text:style-name="T132">5</text:span>）可以管理自己已上传的音乐</text:p>
          </table:table-cell>
        </table:table-row>
      </table:table>
      <text:p text:style-name="P31"/>
      <text:p text:style-name="P31"/>
      <text:h text:style-name="Heading_20_4" text:outline-level="4" text:is-list-header="true"><text:soft-page-break/>3.2用户概括</text:h>
      <text:p text:style-name="P32">一个涉众可能代表一个或者多个用户，下面列出了该项目的相关用户及其简要描述。</text:p>
      <text:p text:style-name="P37">表3-2用户概括</text:p>
      <table:table table:name="表格10" table:style-name="表格10">
        <table:table-column table:style-name="表格10.A"/>
        <table:table-column table:style-name="表格10.B"/>
        <table:table-column table:style-name="表格10.C"/>
        <table:table-row>
          <table:table-cell table:style-name="表格10.A1" office:value-type="string">
            <text:p text:style-name="Table_20_Contents">用户</text:p>
          </table:table-cell>
          <table:table-cell table:style-name="表格10.A1" office:value-type="string">
            <text:p text:style-name="Table_20_Contents">用户类型</text:p>
          </table:table-cell>
          <table:table-cell table:style-name="表格10.C1" office:value-type="string">
            <text:p text:style-name="Table_20_Contents">简要描述</text:p>
          </table:table-cell>
        </table:table-row>
        <table:table-row table:style-name="表格10.2">
          <table:table-cell table:style-name="表格10.A2" office:value-type="string">
            <text:p text:style-name="Table_20_Contents">喜好<text:span text:style-name="T133">者</text:span></text:p>
          </table:table-cell>
          <table:table-cell table:style-name="表格10.A2" office:value-type="string">
            <text:p text:style-name="Table_20_Contents">喜好者</text:p>
          </table:table-cell>
          <table:table-cell table:style-name="表格10.C2" office:value-type="string">
            <text:p text:style-name="Table_20_Contents">系统实际用户<text:span text:style-name="T101">，喜好音乐，把音乐作为自己生活和工作的背景和陪伴，不特定某类音乐类型</text:span></text:p>
          </table:table-cell>
        </table:table-row>
        <table:table-row>
          <table:table-cell table:style-name="表格10.A2" office:value-type="string">
            <text:p text:style-name="Table_20_Contents">音乐痴迷<text:span text:style-name="T121">着</text:span></text:p>
          </table:table-cell>
          <table:table-cell table:style-name="表格10.A2" office:value-type="string">
            <text:p text:style-name="Table_20_Contents">音乐痴迷者</text:p>
          </table:table-cell>
          <table:table-cell table:style-name="表格10.C2" office:value-type="string">
            <text:p text:style-name="Table_20_Contents">将音乐作为一种职业<text:span text:style-name="T134">，有较著名的声誉。并且已经签约唱片公司。通过唱片公司在不同的平台上发布自己的歌曲。一般分为美声、民族、流行等演唱派系。</text:span></text:p>
          </table:table-cell>
        </table:table-row>
        <table:table-row>
          <table:table-cell table:style-name="表格10.A2" office:value-type="string">
            <text:p text:style-name="Table_20_Contents">著名歌手</text:p>
          </table:table-cell>
          <table:table-cell table:style-name="表格10.A2" office:value-type="string">
            <text:p text:style-name="Table_20_Contents">著名歌手</text:p>
          </table:table-cell>
          <table:table-cell table:style-name="表格10.C2" office:value-type="string">
            <text:p text:style-name="Table_20_Contents">系统实际用户<text:span text:style-name="T101">，业余爱好者中的专业音乐人，或者在专业学习音乐的过程中，讲究专业水准</text:span></text:p>
          </table:table-cell>
        </table:table-row>
        <table:table-row>
          <table:table-cell table:style-name="表格10.A2" office:value-type="string">
            <text:p text:style-name="Table_20_Contents">创作者</text:p>
          </table:table-cell>
          <table:table-cell table:style-name="表格10.A2" office:value-type="string">
            <text:p text:style-name="Table_20_Contents">创作者</text:p>
            <text:p text:style-name="Table_20_Contents">著名歌手</text:p>
          </table:table-cell>
          <table:table-cell table:style-name="表格10.C2" office:value-type="string">
            <text:p text:style-name="P67">有较高的音乐水平<text:span text:style-name="T130">，可能是作词人、作曲人、或者独立音乐人等拥有上传音乐到系统权限的</text:span><text:span text:style-name="T25">个普通歌手</text:span><text:span text:style-name="T26">。</text:span>通过系统将自己创作的音乐资源<text:span text:style-name="T130">（可以是歌曲、纯音乐、歌曲）</text:span>上传到系统<text:span text:style-name="T131">的人</text:span></text:p>
          </table:table-cell>
        </table:table-row>
        <table:table-row>
          <table:table-cell table:style-name="表格10.A2" office:value-type="string">
            <text:p text:style-name="Table_20_Contents">系统音乐编辑</text:p>
          </table:table-cell>
          <table:table-cell table:style-name="表格10.A2" office:value-type="string">
            <text:p text:style-name="P69">系统管理员</text:p>
          </table:table-cell>
          <table:table-cell table:style-name="表格10.C2" office:value-type="string">
            <text:p text:style-name="Table_20_Contents">系统<text:span text:style-name="T105">的实际使用者，</text:span>具有一定<text:span text:style-name="T105">的音乐专业性、计算机水平。对系统音乐进行分类、编辑并管理歌词。</text:span></text:p>
          </table:table-cell>
        </table:table-row>
        <table:table-row>
          <table:table-cell table:style-name="表格10.A2" office:value-type="string">
            <text:p text:style-name="Table_20_Contents">广告管理员</text:p>
          </table:table-cell>
          <table:table-cell table:style-name="表格10.A2" office:value-type="string">
            <text:p text:style-name="P69">系统管理员</text:p>
          </table:table-cell>
          <table:table-cell table:style-name="表格10.C2" office:value-type="string">
            <text:p text:style-name="Table_20_Contents">系统<text:span text:style-name="T106">的间接用户。负责系统广告的投放和管理</text:span></text:p>
          </table:table-cell>
        </table:table-row>
        <table:table-row>
          <table:table-cell table:style-name="表格10.A2" office:value-type="string">
            <text:p text:style-name="Table_20_Contents">系统管理员</text:p>
          </table:table-cell>
          <table:table-cell table:style-name="表格10.A2" office:value-type="string">
            <text:p text:style-name="P69">系统管理员</text:p>
          </table:table-cell>
          <table:table-cell table:style-name="表格10.C2" office:value-type="string">
            <text:p text:style-name="Table_20_Contents">系统<text:span text:style-name="T111">的间接用户，负责系统数据库的管理，例如数据的备份、更新</text:span></text:p>
          </table:table-cell>
        </table:table-row>
        <table:table-row>
          <table:table-cell table:style-name="表格10.A2" office:value-type="string">
            <text:p text:style-name="Table_20_Contents">运营者</text:p>
          </table:table-cell>
          <table:table-cell table:style-name="表格10.A2" office:value-type="string">
            <text:p text:style-name="Table_20_Contents">系统支持者</text:p>
          </table:table-cell>
          <table:table-cell table:style-name="表格10.C2" office:value-type="string">
            <text:p text:style-name="Table_20_Contents">系统<text:span text:style-name="T111">的间接用户，维护系统在网络上的正常运行</text:span></text:p>
          </table:table-cell>
        </table:table-row>
        <table:table-row>
          <table:table-cell table:style-name="表格10.A2" office:value-type="string">
            <text:p text:style-name="Table_20_Contents">系统维护人员</text:p>
          </table:table-cell>
          <table:table-cell table:style-name="表格10.A2" office:value-type="string">
            <text:p text:style-name="P67">系统支持者</text:p>
          </table:table-cell>
          <table:table-cell table:style-name="表格10.C2" office:value-type="string">
            <text:p text:style-name="Table_20_Contents">系统间接用户<text:span text:style-name="T120">。</text:span>熟悉该软件领域的相关知识、具有相应开发经验，并且了解项目配置工具的人：定期检查软件日常维护、升级、保证软件的安全。进行必要的软件开发工作，不断改进软件的功能和可靠性。维护人员隔一段时间对版本进行完整测试，并发布alpha版本。</text:p>
          </table:table-cell>
        </table:table-row>
        <table:table-row>
          <table:table-cell table:style-name="表格10.A2" office:value-type="string">
            <text:p text:style-name="Table_20_Contents">系统测试人员</text:p>
          </table:table-cell>
          <table:table-cell table:style-name="表格10.A2" office:value-type="string">
            <text:p text:style-name="P67">系统支持者</text:p>
          </table:table-cell>
          <table:table-cell table:style-name="表格10.C2" office:value-type="string">
            <text:p text:style-name="Table_20_Contents">系统间接用户<text:span text:style-name="T108">，测试系统功能，并查找出系统存在的问题</text:span></text:p>
          </table:table-cell>
        </table:table-row>
      </table:table>
      <text:p text:style-name="P30"/>
      <text:p text:style-name="P30"/>
      <text:p text:style-name="P30"/>
      <text:h text:style-name="Heading_20_3" text:outline-level="3">用户描述</text:h>
      <text:h text:style-name="Heading_20_4" text:outline-level="4">用户／市场统计</text:h>
      <text:p text:style-name="P42">随着互联网的发展，越来越多的人开始用手机、电脑在线听歌。2017年的中国网民各类互联网应用<text:tab/>使用率排行榜中，网络音乐排在第五位，使用率达69.8%。</text:p>
      <text:h text:style-name="Heading_20_4" text:outline-level="4">用户剖析</text:h>
      <text:p text:style-name="P42">描述了系统中每一个不同用户相关特性和期望，不同的用户类型可能有如权威和新手之间的差距。<text:tab/>对用户全面的剖析也<text:tab/>是项目成功实现的关键。</text:p>
      <table:table table:name="表格11" table:style-name="表格11">
        <table:table-column table:style-name="表格11.A"/>
        <table:table-column table:style-name="表格11.B"/>
        <table:table-row table:style-name="表格11.1">
          <table:table-cell table:style-name="表格11.A1" office:value-type="string">
            <text:p text:style-name="Table_20_Contents">用户</text:p>
          </table:table-cell>
          <table:table-cell table:style-name="表格11.A1" office:value-type="string">
            <text:p text:style-name="P70">US001喜好<text:span text:style-name="T133">者</text:span></text:p>
          </table:table-cell>
        </table:table-row>
        <table:table-row table:style-name="表格11.1">
          <table:table-cell table:style-name="表格11.A1" office:value-type="string">
            <text:p text:style-name="Table_20_Contents">说明</text:p>
          </table:table-cell>
          <table:table-cell table:style-name="表格11.A1" office:value-type="string">
            <text:p text:style-name="Table_20_Contents">用户可通过计算机登录音乐系统进行听歌</text:p>
          </table:table-cell>
        </table:table-row>
        <table:table-row table:style-name="表格11.3">
          <table:table-cell table:style-name="表格11.A1" office:value-type="string">
            <text:p text:style-name="Table_20_Contents">特点</text:p>
          </table:table-cell>
          <table:table-cell table:style-name="表格11.A1" office:value-type="string">
            <text:p text:style-name="Table_20_Contents">系统的高使用量用户，不需要有专业的音乐水平，受教育程度不限，年龄不限，</text:p>
          </table:table-cell>
        </table:table-row>
        <table:table-row table:style-name="表格11.1">
          <table:table-cell table:style-name="表格11.A1" office:value-type="string">
            <text:p text:style-name="Table_20_Contents">职责</text:p>
          </table:table-cell>
          <table:table-cell table:style-name="表格11.A1" office:value-type="string">
            <text:p text:style-name="P71">(1)提出播放一般音乐的申请</text:p>
            <text:p text:style-name="P71">(2)查询播放进度</text:p>
          </table:table-cell>
        </table:table-row>
        <table:table-row table:style-name="表格11.1">
          <table:table-cell table:style-name="表格11.A1" office:value-type="string">
            <text:p text:style-name="Table_20_Contents">成功标准</text:p>
          </table:table-cell>
          <table:table-cell table:style-name="表格11.A1" office:value-type="string">
            <text:p text:style-name="Table_20_Contents">正确播放音乐和查询播放进度</text:p>
          </table:table-cell>
        </table:table-row>
        <table:table-row table:style-name="表格11.1">
          <table:table-cell table:style-name="表格11.A1" office:value-type="string">
            <text:p text:style-name="Table_20_Contents">参与</text:p>
          </table:table-cell>
          <table:table-cell table:style-name="表格11.A1" office:value-type="string">
            <text:p text:style-name="Table_20_Contents">界面设计</text:p>
          </table:table-cell>
        </table:table-row>
        <table:table-row table:style-name="表格11.1">
          <table:table-cell table:style-name="表格11.A1" office:value-type="string">
            <text:p text:style-name="Table_20_Contents">可交互工件</text:p>
          </table:table-cell>
          <table:table-cell table:style-name="表格11.A1" office:value-type="string">
            <text:p text:style-name="Table_20_Contents">界面设计要求》</text:p>
          </table:table-cell>
        </table:table-row>
        <table:table-row table:style-name="表格11.1">
          <table:table-cell table:style-name="表格11.A1" office:value-type="string">
            <text:p text:style-name="Table_20_Contents">意见/问题</text:p>
          </table:table-cell>
          <table:table-cell table:style-name="表格11.A1" office:value-type="string">
            <text:p text:style-name="Table_20_Contents">无</text:p>
          </table:table-cell>
        </table:table-row>
      </table:table>
      <text:p text:style-name="P24"><text:soft-page-break/></text:p>
      <table:table table:name="表格12" table:style-name="表格12">
        <table:table-column table:style-name="表格12.A"/>
        <table:table-column table:style-name="表格12.B"/>
        <table:table-row table:style-name="表格12.1">
          <table:table-cell table:style-name="表格12.A1" office:value-type="string">
            <text:p text:style-name="Table_20_Contents">用户</text:p>
          </table:table-cell>
          <table:table-cell table:style-name="表格12.A1" office:value-type="string">
            <text:p text:style-name="P70">US002音乐痴迷<text:span text:style-name="T121">着</text:span></text:p>
          </table:table-cell>
        </table:table-row>
        <table:table-row table:style-name="表格12.1">
          <table:table-cell table:style-name="表格12.A1" office:value-type="string">
            <text:p text:style-name="Table_20_Contents">说明</text:p>
          </table:table-cell>
          <table:table-cell table:style-name="表格12.A1" office:value-type="string">
            <text:p text:style-name="Table_20_Contents">用户可通过多种设备登录音乐系统进行听歌</text:p>
          </table:table-cell>
        </table:table-row>
        <table:table-row table:style-name="表格12.1">
          <table:table-cell table:style-name="表格12.A1" office:value-type="string">
            <text:p text:style-name="Table_20_Contents">特点</text:p>
          </table:table-cell>
          <table:table-cell table:style-name="表格12.A1" office:value-type="string">
            <text:p text:style-name="Table_20_Contents">系统<text:span text:style-name="T141">的高使用量用户，不需要有专业的音乐水平 ，但大多都有一定的特别的音乐鉴赏水平，受教育程度不限，年龄不限，但拥有基本的计算机操作水平</text:span></text:p>
          </table:table-cell>
        </table:table-row>
        <table:table-row table:style-name="表格12.1">
          <table:table-cell table:style-name="表格12.A1" office:value-type="string">
            <text:p text:style-name="Table_20_Contents">职责</text:p>
          </table:table-cell>
          <table:table-cell table:style-name="表格12.A1" office:value-type="string">
            <text:p text:style-name="Table_20_Contents">(1)提出播放多种类型音乐的申请</text:p>
            <text:p text:style-name="Table_20_Contents">(2)查询播放进度</text:p>
          </table:table-cell>
        </table:table-row>
        <table:table-row table:style-name="表格12.1">
          <table:table-cell table:style-name="表格12.A1" office:value-type="string">
            <text:p text:style-name="Table_20_Contents">成功标准</text:p>
          </table:table-cell>
          <table:table-cell table:style-name="表格12.A1" office:value-type="string">
            <text:p text:style-name="Table_20_Contents">正确播放多种音乐和查询播放进度</text:p>
          </table:table-cell>
        </table:table-row>
        <table:table-row table:style-name="表格12.1">
          <table:table-cell table:style-name="表格12.A1" office:value-type="string">
            <text:p text:style-name="Table_20_Contents">参与</text:p>
          </table:table-cell>
          <table:table-cell table:style-name="表格12.A1" office:value-type="string">
            <text:p text:style-name="Table_20_Contents">界面设计</text:p>
          </table:table-cell>
        </table:table-row>
        <table:table-row table:style-name="表格12.1">
          <table:table-cell table:style-name="表格12.A1" office:value-type="string">
            <text:p text:style-name="Table_20_Contents">可交互工件</text:p>
          </table:table-cell>
          <table:table-cell table:style-name="表格12.A1" office:value-type="string">
            <text:p text:style-name="Table_20_Contents">《界面设计要求》</text:p>
          </table:table-cell>
        </table:table-row>
        <table:table-row table:style-name="表格12.1">
          <table:table-cell table:style-name="表格12.A1" office:value-type="string">
            <text:p text:style-name="Table_20_Contents">意见/问题</text:p>
          </table:table-cell>
          <table:table-cell table:style-name="表格12.A1" office:value-type="string">
            <text:p text:style-name="Table_20_Contents">无</text:p>
          </table:table-cell>
        </table:table-row>
      </table:table>
      <text:p text:style-name="P24"/>
      <table:table table:name="表格13" table:style-name="表格13">
        <table:table-column table:style-name="表格13.A"/>
        <table:table-column table:style-name="表格13.B"/>
        <table:table-row table:style-name="表格13.1">
          <table:table-cell table:style-name="表格13.A1" office:value-type="string">
            <text:p text:style-name="Table_20_Contents">用户</text:p>
          </table:table-cell>
          <table:table-cell table:style-name="表格13.A1" office:value-type="string">
            <text:p text:style-name="P70">US003著名歌手</text:p>
          </table:table-cell>
        </table:table-row>
        <table:table-row table:style-name="表格13.1">
          <table:table-cell table:style-name="表格13.A1" office:value-type="string">
            <text:p text:style-name="Table_20_Contents">说明</text:p>
          </table:table-cell>
          <table:table-cell table:style-name="表格13.A1" office:value-type="string">
            <text:p text:style-name="Table_20_Contents">用户可通过专业平台、设备听歌</text:p>
          </table:table-cell>
        </table:table-row>
        <table:table-row table:style-name="表格13.1">
          <table:table-cell table:style-name="表格13.A1" office:value-type="string">
            <text:p text:style-name="Table_20_Contents">特点</text:p>
          </table:table-cell>
          <table:table-cell table:style-name="表格13.A1" office:value-type="string">
            <text:p text:style-name="P72">系统高使用<text:span text:style-name="T141">量用户中的一种特殊群体。一般拥有高专业的音乐水平、较高的音乐教育、基本或者更高的计算机操作水平。年龄不限</text:span></text:p>
          </table:table-cell>
        </table:table-row>
        <table:table-row table:style-name="表格13.1">
          <table:table-cell table:style-name="表格13.A1" office:value-type="string">
            <text:p text:style-name="Table_20_Contents">职责</text:p>
          </table:table-cell>
          <table:table-cell table:style-name="表格13.A1" office:value-type="string">
            <text:p text:style-name="Table_20_Contents">(1)提出播放音乐的申请</text:p>
            <text:p text:style-name="Table_20_Contents">(2)查询播放进度和使用多样的音乐服务</text:p>
          </table:table-cell>
        </table:table-row>
        <table:table-row table:style-name="表格13.1">
          <table:table-cell table:style-name="表格13.A1" office:value-type="string">
            <text:p text:style-name="Table_20_Contents">成功标准</text:p>
          </table:table-cell>
          <table:table-cell table:style-name="表格13.A1" office:value-type="string">
            <text:p text:style-name="Table_20_Contents">正确播放音乐和查询播放进度、提供多种音乐服务</text:p>
          </table:table-cell>
        </table:table-row>
        <table:table-row table:style-name="表格13.1">
          <table:table-cell table:style-name="表格13.A1" office:value-type="string">
            <text:p text:style-name="Table_20_Contents">参与</text:p>
          </table:table-cell>
          <table:table-cell table:style-name="表格13.A1" office:value-type="string">
            <text:p text:style-name="Table_20_Contents">界面设计</text:p>
          </table:table-cell>
        </table:table-row>
        <table:table-row table:style-name="表格13.1">
          <table:table-cell table:style-name="表格13.A1" office:value-type="string">
            <text:p text:style-name="Table_20_Contents">可交互工件</text:p>
          </table:table-cell>
          <table:table-cell table:style-name="表格13.A1" office:value-type="string">
            <text:p text:style-name="Table_20_Contents">《界面设计要求》</text:p>
          </table:table-cell>
        </table:table-row>
        <table:table-row table:style-name="表格13.1">
          <table:table-cell table:style-name="表格13.A1" office:value-type="string">
            <text:p text:style-name="Table_20_Contents">意见/问题</text:p>
          </table:table-cell>
          <table:table-cell table:style-name="表格13.A1" office:value-type="string">
            <text:p text:style-name="Table_20_Contents">无</text:p>
          </table:table-cell>
        </table:table-row>
      </table:table>
      <text:p text:style-name="P24"/>
      <table:table table:name="表格14" table:style-name="表格14">
        <table:table-column table:style-name="表格14.A"/>
        <table:table-column table:style-name="表格14.B"/>
        <table:table-row table:style-name="表格14.1">
          <table:table-cell table:style-name="表格14.A1" office:value-type="string">
            <text:p text:style-name="Table_20_Contents">用户</text:p>
          </table:table-cell>
          <table:table-cell table:style-name="表格14.A1" office:value-type="string">
            <text:p text:style-name="Table_20_Contents">US004创作者</text:p>
          </table:table-cell>
        </table:table-row>
        <table:table-row table:style-name="表格14.1">
          <table:table-cell table:style-name="表格14.A1" office:value-type="string">
            <text:p text:style-name="Table_20_Contents">说明</text:p>
          </table:table-cell>
          <table:table-cell table:style-name="表格14.A1" office:value-type="string">
            <text:p text:style-name="Table_20_Contents">用户可通过计算机登录对音乐系统进行维护</text:p>
          </table:table-cell>
        </table:table-row>
        <table:table-row table:style-name="表格14.1">
          <table:table-cell table:style-name="表格14.A1" office:value-type="string">
            <text:p text:style-name="Table_20_Contents">特点</text:p>
          </table:table-cell>
          <table:table-cell table:style-name="表格14.A1" office:value-type="string">
            <text:p text:style-name="P72">系统高使用<text:span text:style-name="T141">量用户中的另一种特殊群体。一般拥有较专业的音乐水平、较高的音乐教育、较高的计算机操作水平。年龄不限</text:span></text:p>
          </table:table-cell>
        </table:table-row>
        <table:table-row table:style-name="表格14.1">
          <table:table-cell table:style-name="表格14.A1" office:value-type="string">
            <text:p text:style-name="Table_20_Contents">职责</text:p>
          </table:table-cell>
          <table:table-cell table:style-name="表格14.A1" office:value-type="string">
            <text:p text:style-name="P73">(1)上传音乐原创作品</text:p>
            <text:p text:style-name="P73">(2)提出普通播放音乐的申请</text:p>
            <text:p text:style-name="P73">(3)查询播放进度和使用多样的音乐服务</text:p>
          </table:table-cell>
        </table:table-row>
        <table:table-row table:style-name="表格14.1">
          <table:table-cell table:style-name="表格14.A1" office:value-type="string">
            <text:p text:style-name="Table_20_Contents">成功标准</text:p>
          </table:table-cell>
          <table:table-cell table:style-name="表格14.A1" office:value-type="string">
            <text:p text:style-name="Table_20_Contents">音乐系统正确运行</text:p>
          </table:table-cell>
        </table:table-row>
        <table:table-row table:style-name="表格14.1">
          <table:table-cell table:style-name="表格14.A1" office:value-type="string">
            <text:p text:style-name="Table_20_Contents">参与</text:p>
          </table:table-cell>
          <table:table-cell table:style-name="表格14.A1" office:value-type="string">
            <text:p text:style-name="Table_20_Contents">维护工作</text:p>
          </table:table-cell>
        </table:table-row>
        <table:table-row table:style-name="表格14.1">
          <table:table-cell table:style-name="表格14.A1" office:value-type="string">
            <text:p text:style-name="Table_20_Contents">可交互工件</text:p>
          </table:table-cell>
          <table:table-cell table:style-name="表格14.A1" office:value-type="string">
            <text:p text:style-name="Table_20_Contents">无</text:p>
          </table:table-cell>
        </table:table-row>
        <table:table-row table:style-name="表格14.1">
          <table:table-cell table:style-name="表格14.A1" office:value-type="string">
            <text:p text:style-name="Table_20_Contents">意见/问题</text:p>
          </table:table-cell>
          <table:table-cell table:style-name="表格14.A1" office:value-type="string">
            <text:p text:style-name="Table_20_Contents">无</text:p>
          </table:table-cell>
        </table:table-row>
      </table:table>
      <text:p text:style-name="P24"/>
      <text:h text:style-name="Heading_20_4" text:outline-level="4">用户环境</text:h>
      <text:p text:style-name="P42">系统平台：linux、windows</text:p>
      <text:h text:style-name="Heading_20_4" text:outline-level="4">关键涉众和用户需要概括</text:h>
      <text:p text:style-name="P43">根据涉众分析报告和用户市场统计、剖析，得到关键涉众和用户的需要。</text:p>
      <text:p text:style-name="P72"/>
      <text:p text:style-name="P72"/>
      <text:h text:style-name="Heading_20_3" text:outline-level="3">替代品和竞争者</text:h>
      <text:h text:style-name="Heading_20_4" text:outline-level="4">概括</text:h>
      <text:p text:style-name="P42">核心竞品：网易云音乐、QQ音乐、虾米音乐、酷我音乐等</text:p>
      <text:p text:style-name="P42">重要竞品：荔枝FM、爱唱、echo回声等</text:p>
      <text:p text:style-name="P42">一般竞品：在线音乐内容消费市场</text:p>
      <text:p text:style-name="P42"><text:soft-page-break/>替代品：本地播放音乐平台</text:p>
      <text:h text:style-name="Heading_20_4" text:outline-level="4">核心竞品分析</text:h>
      <text:p text:style-name="P42">竞争对手1：QQ音乐</text:p>
      <text:p text:style-name="P42">优势：产品丰富，涵盖粉丝经济、音乐电商、音乐社交等领域;<text:tab/>版权资源丰富，商业模式成熟。</text:p>
      <text:p text:style-name="P42">劣势：广告较多，系统占用较高，从个性化推荐的角度，还不够精细。很多个性化设计和音乐权限<text:tab/>主要针对付费“绿<text:tab/>钻”用户，对于普通用户的个性化设计较少，画面单一，歌曲音质也一般。</text:p>
      <text:p text:style-name="P42"/>
      <text:p text:style-name="P42">竞争对手2：网易云音乐</text:p>
      <text:p text:style-name="P42">优势：差异化定位，强调音乐社交、互动分享；音乐库存大，<text:tab/>打破传统分类方式，以UGC歌单为<text:tab/>核心；邀请明星及制作人，重视粉丝经济；提供非常便捷的一键升级到320kb音乐高品<text:tab/>质功能，将<text:tab/>高音质的音乐做到了极致。</text:p>
      <text:p text:style-name="P42">劣势：推出时市场上的竞争对手已经获得巨大的用户群，财力不如竞争对手雄厚。音乐版权资源相<text:tab/>对较少。</text:p>
      <text:p text:style-name="P42"/>
      <text:p text:style-name="P42">竞争对手3：酷狗音乐</text:p>
      <text:p text:style-name="P42">优势：早期进入行业，用户基数大；版权资源丰富，超过市场份额的70%；业务体系延伸产业上下<text:tab/>游。</text:p>
      <text:p text:style-name="P42">劣势：广告较多，且内存较大；版本更新较慢。部分功能还不成熟，如传歌、听歌识曲、搜索等。</text:p>
      <text:p text:style-name="P70"/>
      <text:p text:style-name="P70"/>
      <text:h text:style-name="P57" text:outline-level="3">产品概述</text:h>
      <text:h text:style-name="P61" text:outline-level="4">产品前景</text:h>
      <text:p text:style-name="Text_20_body"><text:span text:style-name="T58">本产品由客户端程序和服务器程序组成，通过网络实现交互，</text:span><text:span text:style-name="T59">可</text:span><text:span text:style-name="T58">在多种平台安装客户端并运行。</text:span><text:span text:style-name="T56">集<text:tab/>高音质、发现、分享的音乐应用,提供流畅且完美的无线音乐，融合歌曲及MV的搜索，下载，在线<text:tab/>播放，歌词同步显示，个性智能推荐，歌曲管理等功能为一体.</text:span></text:p>
      <text:h text:style-name="Heading_20_4" text:outline-level="4">功能总结</text:h>
      <table:table table:name="表格16" table:style-name="表格16">
        <table:table-column table:style-name="表格16.A"/>
        <table:table-column table:style-name="表格16.B"/>
        <table:table-row table:style-name="表格16.1">
          <table:table-cell table:style-name="表格16.A1" office:value-type="string">
            <text:p text:style-name="Table_20_Contents">支持特性</text:p>
          </table:table-cell>
          <table:table-cell table:style-name="表格16.A1" office:value-type="string">
            <text:p text:style-name="Table_20_Contents">客户利益</text:p>
          </table:table-cell>
        </table:table-row>
        <table:table-row table:style-name="表格16.2">
          <table:table-cell table:style-name="表格16.A1" office:value-type="string">
            <text:p text:style-name="Table_20_Contents">本地音乐播放</text:p>
          </table:table-cell>
          <table:table-cell table:style-name="表格16.A1" office:value-type="string">
            <text:p text:style-name="Table_20_Contents">可以本地播放歌曲</text:p>
          </table:table-cell>
        </table:table-row>
        <table:table-row table:style-name="表格16.3">
          <table:table-cell table:style-name="表格16.A1" office:value-type="string">
            <text:p text:style-name="Table_20_Contents">网络音乐播放</text:p>
          </table:table-cell>
          <table:table-cell table:style-name="表格16.A1" office:value-type="string">
            <text:p text:style-name="Table_20_Contents">可以网络播放歌曲</text:p>
          </table:table-cell>
        </table:table-row>
        <table:table-row table:style-name="表格16.4">
          <table:table-cell table:style-name="表格16.A1" office:value-type="string">
            <text:p text:style-name="Table_20_Contents">提供有版权音乐付费购买</text:p>
          </table:table-cell>
          <table:table-cell table:style-name="表格16.A1" office:value-type="string">
            <text:p text:style-name="Table_20_Contents">可以购买版权音乐</text:p>
          </table:table-cell>
        </table:table-row>
        <table:table-row table:style-name="表格16.1">
          <table:table-cell table:style-name="表格16.A1" office:value-type="string">
            <text:p text:style-name="Table_20_Contents">通过关键字搜索</text:p>
          </table:table-cell>
          <table:table-cell table:style-name="表格16.A1" office:value-type="string">
            <text:p text:style-name="Table_20_Contents">可以通过关键字（歌手名，歌曲名）查询</text:p>
          </table:table-cell>
        </table:table-row>
        <table:table-row table:style-name="表格16.2">
          <table:table-cell table:style-name="表格16.A1" office:value-type="string">
            <text:p text:style-name="Table_20_Contents">页面嵌入广告模块</text:p>
          </table:table-cell>
          <table:table-cell table:style-name="表格16.A1" office:value-type="string">
            <text:p text:style-name="Table_20_Contents">可以投放广告</text:p>
          </table:table-cell>
        </table:table-row>
        <table:table-row table:style-name="表格16.7">
          <table:table-cell table:style-name="表格16.A1" office:value-type="string">
            <text:p text:style-name="Table_20_Contents">音乐云盘</text:p>
          </table:table-cell>
          <table:table-cell table:style-name="表格16.A1" office:value-type="string">
            <text:p text:style-name="Table_20_Contents">可以方便的保存，访问音乐文件</text:p>
          </table:table-cell>
        </table:table-row>
        <table:table-row table:style-name="表格16.3">
          <table:table-cell table:style-name="表格16.A1" office:value-type="string">
            <text:p text:style-name="Table_20_Contents">账户登录，发布个人动态</text:p>
          </table:table-cell>
          <table:table-cell table:style-name="表格16.A1" office:value-type="string">
            <text:p text:style-name="Table_20_Contents">可以有自己的音乐社交圈</text:p>
          </table:table-cell>
        </table:table-row>
        <table:table-row table:style-name="表格16.4">
          <table:table-cell table:style-name="表格16.A1" office:value-type="string">
            <text:p text:style-name="Table_20_Contents">音乐分享</text:p>
          </table:table-cell>
          <table:table-cell table:style-name="表格16.A1" office:value-type="string">
            <text:p text:style-name="Table_20_Contents">可以分享音乐给好友</text:p>
          </table:table-cell>
        </table:table-row>
        <table:table-row table:style-name="表格16.2">
          <table:table-cell table:style-name="表格16.A1" office:value-type="string">
            <text:p text:style-name="Table_20_Contents">个性化设计</text:p>
          </table:table-cell>
          <table:table-cell table:style-name="表格16.A1" office:value-type="string">
            <text:p text:style-name="Table_20_Contents">可以有舒适、界面多样的环境</text:p>
          </table:table-cell>
        </table:table-row>
      </table:table>
      <text:p text:style-name="P34"/>
      <text:h text:style-name="Heading_20_4" text:outline-level="4"><text:soft-page-break/>假设和依赖关系（后期开发过程中在进行进一步的修改）</text:h>
      <text:p text:style-name="P34"><text:span text:style-name="T138">平台必须支持windows</text:span><text:span text:style-name="T29">或</text:span><text:span text:style-name="T138">linux系统，依赖网络</text:span></text:p>
      <text:h text:style-name="Heading_20_4" text:outline-level="4">成本和定价</text:h>
      <text:p text:style-name="P34"><text:span text:style-name="T138">本产品为免费安装使用，部分有版权保护的音乐用户可以付费购买，详见《音乐用户协议》</text:span></text:p>
      <text:p text:style-name="P74"><text:span text:style-name="T138"/></text:p>
      <text:p text:style-name="P74"><text:span text:style-name="T138"/></text:p>
      <text:p text:style-name="P74"><text:span text:style-name="T138"/></text:p>
      <text:h text:style-name="Heading_20_3" text:outline-level="3">特性属性</text:h>
      <text:h text:style-name="Heading_20_4" text:outline-level="4">状态</text:h>
      <text:p text:style-name="P42">在项目管理团队协商和评审之后确定。状态信息在定义项目基线的过程中跟踪进程。例如：</text:p>
      <table:table table:name="表格19" table:style-name="表格19">
        <table:table-column table:style-name="表格19.A"/>
        <table:table-column table:style-name="表格19.B"/>
        <table:table-row table:style-name="表格19.1">
          <table:table-cell table:style-name="表格19.A1" office:value-type="string">
            <text:p text:style-name="Table_20_Contents">提议的（Proposed)：</text:p>
          </table:table-cell>
          <table:table-cell table:style-name="表格19.A1" office:value-type="string">
            <text:p text:style-name="Table_20_Contents">通常用于描述正在讨论但是还没有得到“正式渠道”的审核和接纳的特性，“正式渠道”可以是一个项目团队、产品管理、用户或者客户团体的代表组织的工作小组。</text:p>
          </table:table-cell>
        </table:table-row>
        <table:table-row table:style-name="表格19.1">
          <table:table-cell table:style-name="表格19.A1" office:value-type="string">
            <text:p text:style-name="Table_20_Contents">批准的（Approved)：</text:p>
          </table:table-cell>
          <table:table-cell table:style-name="表格19.A1" office:value-type="string">
            <text:p text:style-name="Table_20_Contents">被认为是有用的和可行的能力，并且已通过官方渠道获得。</text:p>
          </table:table-cell>
        </table:table-row>
        <table:table-row table:style-name="表格19.1">
          <table:table-cell table:style-name="表格19.A1" office:value-type="string">
            <text:p text:style-name="Table_20_Contents">收编的（Incorporated)：</text:p>
          </table:table-cell>
          <table:table-cell table:style-name="表格19.A1" office:value-type="string">
            <text:p text:style-name="Table_20_Contents">在某个特定的时间特性被收编进产品基线</text:p>
          </table:table-cell>
        </table:table-row>
      </table:table>
      <text:p text:style-name="P42"/>
      <text:h text:style-name="Heading_20_4" text:outline-level="4">优先级</text:h>
      <text:p text:style-name="P42">优先级是由营销人员、产品经理或者商业分析人员设置的。通过对终端用户的相对优先级进行排名，<text:tab/>可以与客户、分析人员和开发团队成员对话。优先级用于管理范围和确定开发优先级。一种可能的<text:tab/>有限安排如下：</text:p>
      <table:table table:name="表格20" table:style-name="表格20">
        <table:table-column table:style-name="表格20.A"/>
        <table:table-column table:style-name="表格20.B"/>
        <table:table-row table:style-name="表格20.1">
          <table:table-cell table:style-name="表格20.A1" office:value-type="string">
            <text:p text:style-name="Table_20_Contents">关键的（Critical）：</text:p>
          </table:table-cell>
          <table:table-cell table:style-name="表格20.A1" office:value-type="string">
            <text:p text:style-name="Table_20_Contents">必不可少的功能。如果缺失了该特性，系统将不能满足客户的需要。</text:p>
          </table:table-cell>
        </table:table-row>
        <table:table-row table:style-name="表格20.1">
          <table:table-cell table:style-name="表格20.A1" office:value-type="string">
            <text:p text:style-name="Table_20_Contents">重要的（Important）：</text:p>
          </table:table-cell>
          <table:table-cell table:style-name="表格20.A1" office:value-type="string">
            <text:p text:style-name="Table_20_Contents">对于大多数应用程序的系统的有效性对于大多数应用程序的有效性和效率来说，该特性很重要。该功能不能以另一种方式轻松地提供。缺少一个重要的特性可能会影响客户或用户的满意度，甚至是收入，但发布不会因为缺少该特性而被延迟。</text:p>
          </table:table-cell>
        </table:table-row>
        <table:table-row table:style-name="表格20.1">
          <table:table-cell table:style-name="表格20.A1" office:value-type="string">
            <text:p text:style-name="Table_20_Contents">有用的（Useful）：</text:p>
          </table:table-cell>
          <table:table-cell table:style-name="表格20.A1" office:value-type="string">
            <text:p text:style-name="Table_20_Contents">在非典型的应用程序中有用的特性，将被很少使用，或者可以实现合理高效的工作。如果在一个版本中不包含该项，也不会对收入或客户满意度造成显著的影响。</text:p>
          </table:table-cell>
        </table:table-row>
      </table:table>
      <text:p text:style-name="P42"/>
      <text:h text:style-name="Heading_20_4" text:outline-level="4">工作量</text:h>
      <text:p text:style-name="P42">由开发团队设置，并用于管理范围和确定开发优先级。因为有些特性需要更的时间和资源，所以估<text:tab/>计团队或person-weeks的<text:tab/>数量、需要的代码行或者函数点，是衡量复杂性的最好方法，并且可以<text:tab/>确定在给定的时间框架中能和不能实现的目标。</text:p>
      <text:h text:style-name="Heading_20_4" text:outline-level="4">风险</text:h>
      <text:p text:style-name="P42">根据项目将经历不受欢迎的事件(如成本超支、进度延迟甚至取<text:tab/>消)<text:tab/>的可能性来设置。大多数项目<text:tab/>经理发现将风险分类为高、中、低已经足够，尽管可能有更好的层次。风险通常可以通过测量项目<text:tab/>团队进度估算的不确定性(范围)来间<text:tab/>接评估。</text:p>
      <text:h text:style-name="Heading_20_4" text:outline-level="4">稳定性</text:h>
      <text:p text:style-name="P42">由分析师和开发团队设置，基于该特性将更改的概率或团队对特性的理解将会改变。这些信息用于<text:tab/>帮助确定开发优先级，并确定哪些项目需要额外的启发，以便采取适当的下一步行动。</text:p>
      <text:h text:style-name="P61" text:outline-level="4"><text:soft-page-break/>目标发布</text:h>
      <text:p text:style-name="P49"><text:tab/>记录第一次出现的产品版本。这个字段可用于将特性分配到特定的基线版本中。当目标发布与状态<text:tab/>字段相结合时，团队可以提议、记录并讨论发布的各种特性，而不需要提交开发。只有针对那些其<text:tab/>状态被设置为合（Incorporated)<text:tab/>并且其目标版本被定义将会实现的特性。当范围管理发生时，目标<text:tab/>发布版<text:tab/>本号可以增加，因此项目将保留在愿景文档<text:tab/>中，但计划将被延后发布。</text:p>
      <text:h text:style-name="Heading_20_4" text:outline-level="4">分配给</text:h>
      <text:p text:style-name="P42">在许多项目中，特性将被分配给“特性团队”，负责进一步的捕获、编写软件需求和实现。这个简<text:tab/>单的列表将帮助项目团队中的<text:tab/>每个人更好地理解自己的职责。</text:p>
      <text:h text:style-name="Heading_20_4" text:outline-level="4">原因</text:h>
      <text:p text:style-name="P42">这个文本字段通常用于跟踪请求特性的来源。特性因为某种特殊的原因而存在。这一领域记录了一<text:tab/>种解释或一种解释的参考。例如，参考（reference)可能是一个产品需求规格的页面和行号，或者<text:tab/>是<text:tab/>一个重要客户访问视频的标记。</text:p>
      <text:p text:style-name="P70"/>
      <text:p text:style-name="P70"/>
      <text:h text:style-name="Heading_20_3" text:outline-level="3">产品特性</text:h>
      <text:h text:style-name="Heading_20_4" text:outline-level="4">关键特性<text:span text:style-name="T140">：</text:span></text:h>
      <text:p text:style-name="P42"><text:span text:style-name="T140">1.分类清晰的本地歌单列表，包括：已购买音乐、下载音乐、本地音乐、最近播放、下载MV、我喜<text:tab/> <text:s text:c="3"/>欢（包括音乐和MV)</text:span></text:p>
      <text:p text:style-name="P42"><text:span text:style-name="T140">2.人性化的听歌笔记。用户可在在听歌过程中记录下自己的心情和感受。</text:span></text:p>
      <text:p text:style-name="P42"><text:span text:style-name="T140">3.个性化手动排序。用户可以根据自己的听歌偏好，调整本地歌单中歌曲的排列<text:tab/><text:tab/>顺序</text:span></text:p>
      <text:h text:style-name="Heading_20_4" text:outline-level="4">特性<text:span text:style-name="T11">概</text:span><text:span text:style-name="T27">览：</text:span></text:h>
      <text:p text:style-name="P42">6.1 特性 #1可播放音乐</text:p>
      <text:p text:style-name="P42"><text:s text:c="3"/>可播放网络、本地的音乐文件</text:p>
      <text:p text:style-name="P42">6.2特性 #2 可管理歌单</text:p>
      <text:p text:style-name="P42"><text:s text:c="3"/>增加、删除歌单</text:p>
      <text:p text:style-name="P42">6.3特性 #3 下载歌曲</text:p>
      <text:p text:style-name="P42"><text:s text:c="3"/>通过网络下载歌曲，并保存到本地文件</text:p>
      <text:p text:style-name="P42">6.4特性 #4 管理本地音乐</text:p>
      <text:p text:style-name="P42"><text:s text:c="3"/>可对本地的音乐文件、我喜欢的、收藏的、下载的音乐文件进行添加、移出歌单、删除文件操作</text:p>
      <text:p text:style-name="P42">6.5特性 #5 搜索歌曲</text:p>
      <text:p text:style-name="P42"><text:s text:c="3"/>通过关键字（歌名、歌手名）搜索本地或者在线的歌曲、歌手。</text:p>
      <text:p text:style-name="P42">6.6特性 #6 在线听歌</text:p>
      <text:p text:style-name="P42"><text:s text:c="3"/>在连接网络的情况下，听在线歌曲</text:p>
      <text:p text:style-name="P42">6.7特性 #7 安全性</text:p>
      <text:p text:style-name="P42"><text:s text:c="3"/>对于账户隐私安全、歌曲来源以及内容安全的保障</text:p>
      <text:p text:style-name="P42"><text:soft-page-break/>6.8特性 #8 音乐分享</text:p>
      <text:p text:style-name="P42"><text:s text:c="3"/>可将音乐分享给身边的人、朋友</text:p>
      <text:p text:style-name="P42">6.9特性 #9 主题和个性化设置</text:p>
      <text:p text:style-name="P42"><text:s text:c="4"/>用户可以通过个性化设置，切换不同的主题，或者设置自己喜欢<text:tab/>的背景、歌词颜色等界面设置。</text:p>
      <text:p text:style-name="P42">6.10 特性 #10定时关闭</text:p>
      <text:p text:style-name="P42"><text:tab/>用户可设置在多少分钟后关闭音乐</text:p>
      <text:p text:style-name="P42">6.11特性 #11 可购买音乐</text:p>
      <text:p text:style-name="P42"><text:tab/>对于一些需要购买才能听或者下载的音乐，提供支付购买的接口</text:p>
      <text:p text:style-name="P42">6.12特性 #12 个性化推荐</text:p>
      <text:p text:style-name="P42"><text:tab/>根据用户的喜好，网络的热度、排行榜给不同用户推荐不同的音乐</text:p>
      <text:p text:style-name="P42">6.13特性 #13 音乐云盘</text:p>
      <text:p text:style-name="P42"><text:tab/>用户可将本地音乐上传到网络云盘</text:p>
      <text:p text:style-name="P42">6.14特性 #14歌曲分类</text:p>
      <text:p text:style-name="P42"><text:tab/>用户可选择本地音乐排序的方式，以及该软件本身对音乐的分类。</text:p>
      <text:p text:style-name="P42">6.15 特性 #15 用户登录、注册</text:p>
      <text:p text:style-name="P42"><text:tab/>连接网络的情况下，可注册、登录帐号</text:p>
      <text:p text:style-name="P42">6.16 特性 #16 用户可手动排序本地歌曲</text:p>
      <text:p text:style-name="P42"><text:tab/>用户可以手动对于本地的曲库的歌曲（包括我喜欢的，收藏的，下载的，本地的）进行自己想<text:tab/><text:tab/>要的排序</text:p>
      <text:p text:style-name="P70"/>
      <text:p text:style-name="P70"/>
      <text:h text:style-name="Heading_20_3" text:outline-level="3">典型用况</text:h>
      <text:p text:style-name="P45">播放在线音乐用况</text:p>
      <text:p text:style-name="P45">管理音乐用况</text:p>
      <text:p text:style-name="P45">下载音乐用况</text:p>
      <text:p text:style-name="P45">发布音乐用况</text:p>
      <text:p text:style-name="P45">详细请参考附录：《FSing音乐用况模型》</text:p>
      <text:p text:style-name="P75"/>
      <text:p text:style-name="P75"/>
      <text:h text:style-name="Heading_20_3" text:outline-level="3">非功能需求</text:h>
      <text:h text:style-name="Heading_20_4" text:outline-level="4">可用性</text:h>
      <text:p text:style-name="P50"><text:tab/>用户界面设置主要的功能键，色调合适，整体简洁美观。音乐平台的使用也易于学习。</text:p>
      <text:h text:style-name="P62" text:outline-level="4">可靠性</text:h>
      <text:list xml:id="list345473623" text:style-name="WWNum10">
        <text:list-item>
          <text:p text:style-name="P44">有记录日志，能够记录播放器运行时所发生的错误，包括本机错误、文件错误、操作错误，以<text:soft-page-break/>便查找出错原因。</text:p>
        </text:list-item>
        <text:list-item>
          <text:p text:style-name="P44">操作完成时，有统一规范的提示信息。</text:p>
        </text:list-item>
        <text:list-item>
          <text:p text:style-name="P44">音乐系统能持续运行，不影响其他程序的使用，不占用多余的内存，不会造成死机等问题。</text:p>
        </text:list-item>
        <text:list-item>
          <text:p text:style-name="P44">可以对各种主流音频进行顺畅播放，在文件存在小错误的情况下正常解码播放。</text:p>
        </text:list-item>
      </text:list>
      <text:h text:style-name="Heading_20_4" text:outline-level="4">性能</text:h>
      <text:p text:style-name="P50"><text:tab/>音乐平台在用户进行歌曲播放、暂停，选择上一曲，下一曲等操作的时候，可以及时响应，同时<text:tab/> <text:s/>不占有大的空间。</text:p>
      <text:h text:style-name="P62" text:outline-level="4">可支持性</text:h>
      <text:p text:style-name="P46"><text:tab/>系统应该由开发人员在后台进行维护，非维护人员不得在未经过培训的情况下进行维护。</text:p>
      <text:h text:style-name="Heading_20_4" text:outline-level="4">其他产品需求</text:h>
      <text:h text:style-name="Heading_20_4" text:outline-level="4">可应用标准</text:h>
      <text:p text:style-name="P35"><text:span text:style-name="T142">TCP/IP</text:span><text:span text:style-name="T28">协议 法律和规章</text:span><text:span text:style-name="T142">FDA</text:span><text:span text:style-name="T28">、</text:span><text:span text:style-name="T142">FCC </text:span><text:span text:style-name="T28">质量和标准</text:span><text:span text:style-name="T142">ISO</text:span></text:p>
      <text:h text:style-name="Heading_20_4" text:outline-level="4">系统需求</text:h>
      <text:p text:style-name="Text_20_body"><text:span text:style-name="T28">主机操作系统必须为</text:span><text:span text:style-name="T139">linux</text:span><text:span text:style-name="T28">或者</text:span><text:span text:style-name="T139">windows </text:span><text:span text:style-name="T28">单核处理器 最低<text:tab/></text:span><text:span text:style-name="T139">1gb</text:span><text:span text:style-name="T28">内存 </text:span><text:span text:style-name="T139">10gb</text:span><text:span text:style-name="T28">存储 </text:span><text:span text:style-name="T139">128kbps</text:span><text:span text:style-name="T28">带宽</text:span></text:p>
      <text:h text:style-name="Heading_20_4" text:outline-level="4">许可证，安全和安装</text:h>
      <text:h text:style-name="Heading_20_4" text:outline-level="4">性能需求</text:h>
      <text:p text:style-name="P45">支持多台客户端同时与服务器进行交互，客户端运行需流畅</text:p>
      <text:h text:style-name="Heading_20_4" text:outline-level="4">约束</text:h>
      <text:p text:style-name="Text_20_body"/>
      <text:p text:style-name="Table_20_Contents"/>
      <text:h text:style-name="Heading_20_3" text:outline-level="3">文档需求</text:h>
      <text:h text:style-name="Heading_20_4" text:outline-level="4">用户手册</text:h>
      <text:p text:style-name="P50"><text:tab/>用户手册用于解决用户的一些操作上的问题和针对软件相关特殊<text:tab/>功能的解释。</text:p>
      <text:h text:style-name="Heading_20_4" text:outline-level="4">在线帮助</text:h>
      <text:h text:style-name="Heading_20_4" text:outline-level="4">安装指南，配置和＂Read Me＂文件</text:h>
      <text:h text:style-name="Heading_20_4" text:outline-level="4">标记和打包</text:h>
      <text:p text:style-name="Text_20_body"/>
      <text:p text:style-name="Table_20_Contents"/>
      <text:h text:style-name="Heading_20_3" text:outline-level="3">术语表</text:h>
      <text:p text:style-name="P2"/>
      <text:p text:style-name="P2"/>
      <text:p text:style-name="P2"/>
      <text:p text:style-name="P46"><text:span text:style-name="T38"/></text:p>
      <text:p text:style-name="P46"><text:soft-page-break/><text:span text:style-name="T38">附录A . 特性分析</text:span></text:p>
      <text:p text:style-name="P25"/>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column table:style-name="表格15.G"/>
        <table:table-column table:style-name="表格15.H"/>
        <table:table-column table:style-name="表格15.I"/>
        <table:table-column table:style-name="表格15.J"/>
        <table:table-row table:style-name="表格15.1">
          <table:table-cell table:style-name="表格15.A1" office:value-type="string">
            <text:p text:style-name="Table_20_Contents">ID</text:p>
          </table:table-cell>
          <table:table-cell table:style-name="表格15.A1" office:value-type="string">
            <text:p text:style-name="Table_20_Contents">特性</text:p>
          </table:table-cell>
          <table:table-cell table:style-name="表格15.C1" office:value-type="string">
            <text:p text:style-name="Table_20_Contents">优先级</text:p>
          </table:table-cell>
          <table:table-cell table:style-name="表格15.A1" office:value-type="string">
            <text:p text:style-name="Table_20_Contents">工作量</text:p>
          </table:table-cell>
          <table:table-cell table:style-name="表格15.A1" office:value-type="string">
            <text:p text:style-name="Table_20_Contents">风险</text:p>
          </table:table-cell>
          <table:table-cell table:style-name="表格15.A1" office:value-type="string">
            <text:p text:style-name="Table_20_Contents">状态</text:p>
          </table:table-cell>
          <table:table-cell table:style-name="表格15.A1" office:value-type="string">
            <text:p text:style-name="Table_20_Contents">稳定性</text:p>
          </table:table-cell>
          <table:table-cell table:style-name="表格15.A1" office:value-type="string">
            <text:p text:style-name="Table_20_Contents">目标发布</text:p>
          </table:table-cell>
          <table:table-cell table:style-name="表格15.C1" office:value-type="string">
            <text:p text:style-name="Table_20_Contents">分配给</text:p>
          </table:table-cell>
          <table:table-cell table:style-name="表格15.A1" office:value-type="string">
            <text:p text:style-name="Table_20_Contents">原因</text:p>
            <text:p text:style-name="Table_20_Contents">(后续)</text:p>
          </table:table-cell>
        </table:table-row>
        <table:table-row table:style-name="表格15.2">
          <table:table-cell table:style-name="表格15.A1" office:value-type="string">
            <text:p text:style-name="Table_20_Contents">1</text:p>
          </table:table-cell>
          <table:table-cell table:style-name="表格15.A1" office:value-type="string">
            <text:p text:style-name="Table_20_Contents"><text:span text:style-name="T137">可</text:span><text:span text:style-name="T135">播放</text:span><text:span text:style-name="T137">音乐</text:span></text:p>
          </table:table-cell>
          <table:table-cell table:style-name="表格15.C1" office:value-type="string">
            <text:p text:style-name="Table_20_Contents">关键的</text:p>
          </table:table-cell>
          <table:table-cell table:style-name="表格15.A1" office:value-type="string">
            <text:p text:style-name="Table_20_Contents">中</text:p>
          </table:table-cell>
          <table:table-cell table:style-name="表格15.A1" office:value-type="string">
            <text:p text:style-name="Table_20_Contents">低</text:p>
          </table:table-cell>
          <table:table-cell table:style-name="表格15.A1" office:value-type="string">
            <text:p text:style-name="Table_20_Contents">建议的</text:p>
          </table:table-cell>
          <table:table-cell table:style-name="表格15.A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3">
          <table:table-cell table:style-name="表格15.A1" office:value-type="string">
            <text:p text:style-name="Table_20_Contents">2</text:p>
          </table:table-cell>
          <table:table-cell table:style-name="表格15.A1" office:value-type="string">
            <text:p text:style-name="Table_20_Contents"><text:span text:style-name="T137">可</text:span><text:span text:style-name="T135">管理歌单</text:span></text:p>
          </table:table-cell>
          <table:table-cell table:style-name="表格15.C1" office:value-type="string">
            <text:p text:style-name="Table_20_Contents">关键的</text:p>
          </table:table-cell>
          <table:table-cell table:style-name="表格15.A1" office:value-type="string">
            <text:p text:style-name="Table_20_Contents">中</text:p>
          </table:table-cell>
          <table:table-cell table:style-name="表格15.A1" office:value-type="string">
            <text:p text:style-name="Table_20_Contents">低</text:p>
          </table:table-cell>
          <table:table-cell table:style-name="表格15.C1" office:value-type="string">
            <text:p text:style-name="Table_20_Contents">建议的</text:p>
          </table:table-cell>
          <table:table-cell table:style-name="表格15.A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4">
          <table:table-cell table:style-name="表格15.A1" office:value-type="string">
            <text:p text:style-name="Table_20_Contents">3</text:p>
          </table:table-cell>
          <table:table-cell table:style-name="表格15.A1" office:value-type="string">
            <text:p text:style-name="Table_20_Contents">下载歌曲</text:p>
          </table:table-cell>
          <table:table-cell table:style-name="表格15.C1" office:value-type="string">
            <text:p text:style-name="Table_20_Contents">关键的</text:p>
          </table:table-cell>
          <table:table-cell table:style-name="表格15.A1" office:value-type="string">
            <text:p text:style-name="Table_20_Contents">中</text:p>
          </table:table-cell>
          <table:table-cell table:style-name="表格15.A1" office:value-type="string">
            <text:p text:style-name="Table_20_Contents">低</text:p>
          </table:table-cell>
          <table:table-cell table:style-name="表格15.C1" office:value-type="string">
            <text:p text:style-name="Table_20_Contents">建议的</text:p>
          </table:table-cell>
          <table:table-cell table:style-name="表格15.A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5">
          <table:table-cell table:style-name="表格15.A1" office:value-type="string">
            <text:p text:style-name="Table_20_Contents">4</text:p>
          </table:table-cell>
          <table:table-cell table:style-name="表格15.A1" office:value-type="string">
            <text:p text:style-name="Table_20_Contents">管理本地音乐</text:p>
          </table:table-cell>
          <table:table-cell table:style-name="表格15.C1" office:value-type="string">
            <text:p text:style-name="Table_20_Contents">关键的</text:p>
          </table:table-cell>
          <table:table-cell table:style-name="表格15.A1" office:value-type="string">
            <text:p text:style-name="Table_20_Contents">中</text:p>
          </table:table-cell>
          <table:table-cell table:style-name="表格15.A1" office:value-type="string">
            <text:p text:style-name="Table_20_Contents">低</text:p>
          </table:table-cell>
          <table:table-cell table:style-name="表格15.C1" office:value-type="string">
            <text:p text:style-name="Table_20_Contents">建议的</text:p>
          </table:table-cell>
          <table:table-cell table:style-name="表格15.A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6">
          <table:table-cell table:style-name="表格15.A1" office:value-type="string">
            <text:p text:style-name="Table_20_Contents">5</text:p>
          </table:table-cell>
          <table:table-cell table:style-name="表格15.A1" office:value-type="string">
            <text:p text:style-name="Table_20_Contents">搜索歌曲</text:p>
          </table:table-cell>
          <table:table-cell table:style-name="表格15.C1" office:value-type="string">
            <text:p text:style-name="Table_20_Contents">关键的</text:p>
          </table:table-cell>
          <table:table-cell table:style-name="表格15.A1" office:value-type="string">
            <text:p text:style-name="Table_20_Contents">高</text:p>
          </table:table-cell>
          <table:table-cell table:style-name="表格15.A1" office:value-type="string">
            <text:p text:style-name="Table_20_Contents">低</text:p>
          </table:table-cell>
          <table:table-cell table:style-name="表格15.C1" office:value-type="string">
            <text:p text:style-name="Table_20_Contents">建议的</text:p>
          </table:table-cell>
          <table:table-cell table:style-name="表格15.C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7">
          <table:table-cell table:style-name="表格15.A1" office:value-type="string">
            <text:p text:style-name="Table_20_Contents">6</text:p>
          </table:table-cell>
          <table:table-cell table:style-name="表格15.A1" office:value-type="string">
            <text:p text:style-name="Table_20_Contents">在线听歌</text:p>
          </table:table-cell>
          <table:table-cell table:style-name="表格15.C1" office:value-type="string">
            <text:p text:style-name="Table_20_Contents">关键的</text:p>
          </table:table-cell>
          <table:table-cell table:style-name="表格15.A1" office:value-type="string">
            <text:p text:style-name="Table_20_Contents">高</text:p>
          </table:table-cell>
          <table:table-cell table:style-name="表格15.A1" office:value-type="string">
            <text:p text:style-name="Table_20_Contents">高</text:p>
          </table:table-cell>
          <table:table-cell table:style-name="表格15.C1" office:value-type="string">
            <text:p text:style-name="Table_20_Contents">建议的</text:p>
          </table:table-cell>
          <table:table-cell table:style-name="表格15.A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8">
          <table:table-cell table:style-name="表格15.A1" office:value-type="string">
            <text:p text:style-name="Table_20_Contents">7</text:p>
          </table:table-cell>
          <table:table-cell table:style-name="表格15.A1" office:value-type="string">
            <text:p text:style-name="Table_20_Contents">安全性</text:p>
          </table:table-cell>
          <table:table-cell table:style-name="表格15.C1" office:value-type="string">
            <text:p text:style-name="Table_20_Contents">关键的</text:p>
          </table:table-cell>
          <table:table-cell table:style-name="表格15.A1" office:value-type="string">
            <text:p text:style-name="Table_20_Contents">高</text:p>
          </table:table-cell>
          <table:table-cell table:style-name="表格15.A1" office:value-type="string">
            <text:p text:style-name="Table_20_Contents">高</text:p>
          </table:table-cell>
          <table:table-cell table:style-name="表格15.C1" office:value-type="string">
            <text:p text:style-name="Table_20_Contents">建议的</text:p>
          </table:table-cell>
          <table:table-cell table:style-name="表格15.C1" office:value-type="string">
            <text:p text:style-name="Table_20_Contents">高</text:p>
          </table:table-cell>
          <table:table-cell table:style-name="表格15.A1" office:value-type="string">
            <text:p text:style-name="Table_20_Contents">版本1.0</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9">
          <table:table-cell table:style-name="表格15.A1" office:value-type="string">
            <text:p text:style-name="Table_20_Contents">8</text:p>
          </table:table-cell>
          <table:table-cell table:style-name="表格15.A1" office:value-type="string">
            <text:p text:style-name="Table_20_Contents">用户手动排序歌曲</text:p>
          </table:table-cell>
          <table:table-cell table:style-name="表格15.C1" office:value-type="string">
            <text:p text:style-name="Table_20_Contents">关键的</text:p>
          </table:table-cell>
          <table:table-cell table:style-name="表格15.A1" office:value-type="string">
            <text:p text:style-name="Table_20_Contents">中</text:p>
          </table:table-cell>
          <table:table-cell table:style-name="表格15.A1" office:value-type="string">
            <text:p text:style-name="Table_20_Contents">低</text:p>
          </table:table-cell>
          <table:table-cell table:style-name="表格15.C1" office:value-type="string">
            <text:p text:style-name="Table_20_Contents">讨论的</text:p>
          </table:table-cell>
          <table:table-cell table:style-name="表格15.C1" office:value-type="string">
            <text:p text:style-name="Table_20_Contents">高</text:p>
          </table:table-cell>
          <table:table-cell table:style-name="表格15.A1" office:value-type="string">
            <text:p text:style-name="Table_20_Contents">版本1.0 </text:p>
          </table:table-cell>
          <table:table-cell table:style-name="表格15.C1" office:value-type="string">
            <text:p text:style-name="Table_20_Contents">开发团队</text:p>
          </table:table-cell>
          <table:table-cell table:style-name="表格15.A1" office:value-type="string">
            <text:p text:style-name="Table_20_Contents"/>
          </table:table-cell>
        </table:table-row>
        <table:table-row table:style-name="表格15.10">
          <table:table-cell table:style-name="表格15.C1" office:value-type="string">
            <text:p text:style-name="Table_20_Contents">9</text:p>
          </table:table-cell>
          <table:table-cell table:style-name="表格15.C1" office:value-type="string">
            <text:p text:style-name="Table_20_Contents">音乐笔记</text:p>
          </table:table-cell>
          <table:table-cell table:style-name="表格15.C1" office:value-type="string">
            <text:p text:style-name="Table_20_Contents">有用的</text:p>
          </table:table-cell>
          <table:table-cell table:style-name="表格15.C1" office:value-type="string">
            <text:p text:style-name="Table_20_Contents">低</text:p>
          </table:table-cell>
          <table:table-cell table:style-name="表格15.C1" office:value-type="string">
            <text:p text:style-name="Table_20_Contents">低</text:p>
          </table:table-cell>
          <table:table-cell table:style-name="表格15.C1" office:value-type="string">
            <text:p text:style-name="Table_20_Contents">建议的</text:p>
          </table:table-cell>
          <table:table-cell table:style-name="表格15.C1" office:value-type="string">
            <text:p text:style-name="Table_20_Contents">低</text:p>
          </table:table-cell>
          <table:table-cell table:style-name="表格15.C1" office:value-type="string">
            <text:p text:style-name="Table_20_Contents">版本1.0</text:p>
          </table:table-cell>
          <table:table-cell table:style-name="表格15.C1" office:value-type="string">
            <text:p text:style-name="Table_20_Contents">开发团队</text:p>
          </table:table-cell>
          <table:table-cell table:style-name="表格15.C1" office:value-type="string">
            <text:p text:style-name="Table_20_Contents"/>
          </table:table-cell>
        </table:table-row>
        <table:table-row table:style-name="表格15.11">
          <table:table-cell table:style-name="表格15.C1" office:value-type="string">
            <text:p text:style-name="Table_20_Contents">10</text:p>
          </table:table-cell>
          <table:table-cell table:style-name="表格15.C1" office:value-type="string">
            <text:p text:style-name="Table_20_Contents">音乐云盘</text:p>
          </table:table-cell>
          <table:table-cell table:style-name="表格15.C1" office:value-type="string">
            <text:p text:style-name="Table_20_Contents">有用的</text:p>
          </table:table-cell>
          <table:table-cell table:style-name="表格15.C1" office:value-type="string">
            <text:p text:style-name="Table_20_Contents">高</text:p>
          </table:table-cell>
          <table:table-cell table:style-name="表格15.C1" office:value-type="string">
            <text:p text:style-name="Table_20_Contents">低</text:p>
          </table:table-cell>
          <table:table-cell table:style-name="表格15.C1" office:value-type="string">
            <text:p text:style-name="Table_20_Contents">建议的</text:p>
          </table:table-cell>
          <table:table-cell table:style-name="表格15.C1" office:value-type="string">
            <text:p text:style-name="Table_20_Contents">中</text:p>
          </table:table-cell>
          <table:table-cell table:style-name="表格15.C1" office:value-type="string">
            <text:p text:style-name="Table_20_Contents">版本1.2</text:p>
          </table:table-cell>
          <table:table-cell table:style-name="表格15.C1" office:value-type="string">
            <text:p text:style-name="Table_20_Contents">开发团队</text:p>
          </table:table-cell>
          <table:table-cell table:style-name="表格15.C1" office:value-type="string">
            <text:p text:style-name="Table_20_Contents"/>
          </table:table-cell>
        </table:table-row>
        <table:table-row table:style-name="表格15.11">
          <table:table-cell table:style-name="表格15.A12" office:value-type="string">
            <text:p text:style-name="P76">11</text:p>
          </table:table-cell>
          <table:table-cell table:style-name="表格15.A12" office:value-type="string">
            <text:p text:style-name="Table_20_Contents">音乐分享</text:p>
          </table:table-cell>
          <table:table-cell table:style-name="表格15.A12" office:value-type="string">
            <text:p text:style-name="Table_20_Contents">重要的</text:p>
          </table:table-cell>
          <table:table-cell table:style-name="表格15.A12" office:value-type="string">
            <text:p text:style-name="Table_20_Contents">中</text:p>
          </table:table-cell>
          <table:table-cell table:style-name="表格15.A12" office:value-type="string">
            <text:p text:style-name="Table_20_Contents">低</text:p>
          </table:table-cell>
          <table:table-cell table:style-name="表格15.A12" office:value-type="string">
            <text:p text:style-name="Table_20_Contents">建议的</text:p>
          </table:table-cell>
          <table:table-cell table:style-name="表格15.A12" office:value-type="string">
            <text:p text:style-name="Table_20_Contents">高</text:p>
          </table:table-cell>
          <table:table-cell table:style-name="表格15.A12" office:value-type="string">
            <text:p text:style-name="Table_20_Contents">待定</text:p>
          </table:table-cell>
          <table:table-cell table:style-name="表格15.A12" office:value-type="string">
            <text:p text:style-name="Table_20_Contents">开发团队</text:p>
          </table:table-cell>
          <table:table-cell table:style-name="表格15.A12" office:value-type="string">
            <text:p text:style-name="Table_20_Contents"/>
          </table:table-cell>
        </table:table-row>
        <table:table-row table:style-name="表格15.11">
          <table:table-cell table:style-name="表格15.A12" office:value-type="string">
            <text:p text:style-name="P76">12</text:p>
          </table:table-cell>
          <table:table-cell table:style-name="表格15.A12" office:value-type="string">
            <text:p text:style-name="Table_20_Contents">歌词同步显示</text:p>
          </table:table-cell>
          <table:table-cell table:style-name="表格15.A12" office:value-type="string">
            <text:p text:style-name="P77">关键的</text:p>
          </table:table-cell>
          <table:table-cell table:style-name="表格15.A12" office:value-type="string">
            <text:p text:style-name="P76">高</text:p>
          </table:table-cell>
          <table:table-cell table:style-name="表格15.A12" office:value-type="string">
            <text:p text:style-name="P76">中</text:p>
          </table:table-cell>
          <table:table-cell table:style-name="表格15.A12" office:value-type="string">
            <text:p text:style-name="Table_20_Contents">建议<text:span text:style-name="T144">的</text:span></text:p>
          </table:table-cell>
          <table:table-cell table:style-name="表格15.A12" office:value-type="string">
            <text:p text:style-name="P76">高</text:p>
          </table:table-cell>
          <table:table-cell table:style-name="表格15.A12" office:value-type="string">
            <text:p text:style-name="Table_20_Contents">版本<text:span text:style-name="T144">1.0</text:span></text:p>
          </table:table-cell>
          <table:table-cell table:style-name="表格15.A12" office:value-type="string">
            <text:p text:style-name="Table_20_Contents">开发团队</text:p>
          </table:table-cell>
          <table:table-cell table:style-name="表格15.A12" office:value-type="string">
            <text:p text:style-name="Table_20_Contents"/>
          </table:table-cell>
        </table:table-row>
        <table:table-row table:style-name="表格15.11">
          <table:table-cell table:style-name="表格15.A12" office:value-type="string">
            <text:p text:style-name="P76">13</text:p>
          </table:table-cell>
          <table:table-cell table:style-name="表格15.A12" office:value-type="string">
            <text:p text:style-name="Table_20_Contents"><text:span text:style-name="T135">登录</text:span><text:span text:style-name="T137">注册</text:span><text:span text:style-name="T135">账户</text:span></text:p>
          </table:table-cell>
          <table:table-cell table:style-name="表格15.A12" office:value-type="string">
            <text:p text:style-name="Table_20_Contents">重要的</text:p>
          </table:table-cell>
          <table:table-cell table:style-name="表格15.A12" office:value-type="string">
            <text:p text:style-name="Table_20_Contents">高</text:p>
          </table:table-cell>
          <table:table-cell table:style-name="表格15.A12" office:value-type="string">
            <text:p text:style-name="Table_20_Contents">高</text:p>
          </table:table-cell>
          <table:table-cell table:style-name="表格15.A12" office:value-type="string">
            <text:p text:style-name="Table_20_Contents">建议的</text:p>
          </table:table-cell>
          <table:table-cell table:style-name="表格15.A12" office:value-type="string">
            <text:p text:style-name="Table_20_Contents">高</text:p>
          </table:table-cell>
          <table:table-cell table:style-name="表格15.A12" office:value-type="string">
            <text:p text:style-name="Table_20_Contents">版本<text:span text:style-name="T144">1.0</text:span></text:p>
          </table:table-cell>
          <table:table-cell table:style-name="表格15.A12" office:value-type="string">
            <text:p text:style-name="Table_20_Contents">开发团队</text:p>
          </table:table-cell>
          <table:table-cell table:style-name="表格15.A12" office:value-type="string">
            <text:p text:style-name="Table_20_Contents"/>
          </table:table-cell>
        </table:table-row>
        <table:table-row table:style-name="表格15.11">
          <table:table-cell table:style-name="表格15.A12" office:value-type="string">
            <text:p text:style-name="P76">14</text:p>
          </table:table-cell>
          <table:table-cell table:style-name="表格15.A12" office:value-type="string">
            <text:p text:style-name="Table_20_Contents">歌曲分类</text:p>
          </table:table-cell>
          <table:table-cell table:style-name="表格15.A12" office:value-type="string">
            <text:p text:style-name="Table_20_Contents">重要的</text:p>
          </table:table-cell>
          <table:table-cell table:style-name="表格15.A12" office:value-type="string">
            <text:p text:style-name="Table_20_Contents">高</text:p>
          </table:table-cell>
          <table:table-cell table:style-name="表格15.A12" office:value-type="string">
            <text:p text:style-name="Table_20_Contents">低</text:p>
          </table:table-cell>
          <table:table-cell table:style-name="表格15.A12" office:value-type="string">
            <text:p text:style-name="Table_20_Contents">建议的</text:p>
          </table:table-cell>
          <table:table-cell table:style-name="表格15.A12" office:value-type="string">
            <text:p text:style-name="Table_20_Contents">中</text:p>
          </table:table-cell>
          <table:table-cell table:style-name="表格15.A12" office:value-type="string">
            <text:p text:style-name="P77">版本<text:span text:style-name="T144">1.0</text:span></text:p>
          </table:table-cell>
          <table:table-cell table:style-name="表格15.A12" office:value-type="string">
            <text:p text:style-name="Table_20_Contents">开发团队</text:p>
          </table:table-cell>
          <table:table-cell table:style-name="表格15.A12" office:value-type="string">
            <text:p text:style-name="Table_20_Contents"/>
          </table:table-cell>
        </table:table-row>
      </table:table>
      <text:p text:style-name="P29"><draw:line text:anchor-type="paragraph" draw:z-index="1" draw:name="形状2" draw:style-name="gr2" draw:text-style-name="P78" svg:x1="-0.764cm" svg:y1="0.453cm" svg:x2="17.476cm" svg:y2="0.453cm"><text:p/></draw:line></text:p>
      <text:p text:style-name="P41">版本1.0指令性基线，以上各行必须实现，否则推迟发布</text:p>
      <table:table table:name="表格21" table:style-name="表格21">
        <table:table-column table:style-name="表格21.A"/>
        <table:table-column table:style-name="表格21.B"/>
        <table:table-column table:style-name="表格21.C"/>
        <table:table-column table:style-name="表格21.D"/>
        <table:table-column table:style-name="表格21.E"/>
        <table:table-column table:style-name="表格21.F"/>
        <table:table-column table:style-name="表格21.G"/>
        <table:table-column table:style-name="表格21.H"/>
        <table:table-column table:style-name="表格21.I"/>
        <table:table-column table:style-name="表格21.J"/>
        <table:table-row table:style-name="表格21.1">
          <table:table-cell table:style-name="表格21.A1" office:value-type="string">
            <text:p text:style-name="Table_20_Contents">3</text:p>
          </table:table-cell>
          <table:table-cell table:style-name="表格21.A1" office:value-type="string">
            <text:p text:style-name="Table_20_Contents">主题和个性化设置</text:p>
          </table:table-cell>
          <table:table-cell table:style-name="表格21.C1" office:value-type="string">
            <text:p text:style-name="Table_20_Contents"><text:span text:style-name="T137">重要</text:span><text:span text:style-name="T135">的</text:span></text:p>
          </table:table-cell>
          <table:table-cell table:style-name="表格21.A1" office:value-type="string">
            <text:p text:style-name="Table_20_Contents">中</text:p>
          </table:table-cell>
          <table:table-cell table:style-name="表格21.A1" office:value-type="string">
            <text:p text:style-name="Table_20_Contents">低</text:p>
          </table:table-cell>
          <table:table-cell table:style-name="表格21.C1" office:value-type="string">
            <text:p text:style-name="Table_20_Contents">建议的</text:p>
          </table:table-cell>
          <table:table-cell table:style-name="表格21.C1" office:value-type="string">
            <text:p text:style-name="Table_20_Contents">高</text:p>
          </table:table-cell>
          <table:table-cell table:style-name="表格21.A1" office:value-type="string">
            <text:p text:style-name="Table_20_Contents">待定</text:p>
          </table:table-cell>
          <table:table-cell table:style-name="表格21.C1" office:value-type="string">
            <text:p text:style-name="Table_20_Contents">开发团队</text:p>
          </table:table-cell>
          <table:table-cell table:style-name="表格21.A1" office:value-type="string">
            <text:p text:style-name="Table_20_Contents"/>
          </table:table-cell>
        </table:table-row>
        <table:table-row table:style-name="表格21.1">
          <table:table-cell table:style-name="表格21.A1" office:value-type="string">
            <text:p text:style-name="Table_20_Contents">6</text:p>
          </table:table-cell>
          <table:table-cell table:style-name="表格21.A1" office:value-type="string">
            <text:p text:style-name="Table_20_Contents">并发运行</text:p>
          </table:table-cell>
          <table:table-cell table:style-name="表格21.C1" office:value-type="string">
            <text:p text:style-name="Table_20_Contents">重要的</text:p>
          </table:table-cell>
          <table:table-cell table:style-name="表格21.A1" office:value-type="string">
            <text:p text:style-name="Table_20_Contents">高</text:p>
          </table:table-cell>
          <table:table-cell table:style-name="表格21.A1" office:value-type="string">
            <text:p text:style-name="Table_20_Contents">高</text:p>
          </table:table-cell>
          <table:table-cell table:style-name="表格21.C1" office:value-type="string">
            <text:p text:style-name="Table_20_Contents">建议的</text:p>
          </table:table-cell>
          <table:table-cell table:style-name="表格21.C1" office:value-type="string">
            <text:p text:style-name="Table_20_Contents">高</text:p>
          </table:table-cell>
          <table:table-cell table:style-name="表格21.A1" office:value-type="string">
            <text:p text:style-name="Table_20_Contents">待定</text:p>
          </table:table-cell>
          <table:table-cell table:style-name="表格21.C1" office:value-type="string">
            <text:p text:style-name="Table_20_Contents">开发团队</text:p>
          </table:table-cell>
          <table:table-cell table:style-name="表格21.A1" office:value-type="string">
            <text:p text:style-name="Table_20_Contents"/>
          </table:table-cell>
        </table:table-row>
      </table:table>
      <text:p text:style-name="P26"><draw:line text:anchor-type="paragraph" draw:z-index="0" draw:name="形状1" draw:style-name="gr1" draw:text-style-name="P78" svg:x1="-2.185cm" svg:y1="0.66cm" svg:x2="17.616cm" svg:y2="0.66cm"><text:p/></draw:line></text:p>
      <text:p text:style-name="P41">未来特性（<text:bookmark text:name="_GoBack"/>以下各行现在不开发）</text:p>
      <table:table table:name="表格22" table:style-name="表格22">
        <table:table-column table:style-name="表格22.A"/>
        <table:table-column table:style-name="表格22.B"/>
        <table:table-column table:style-name="表格22.C"/>
        <table:table-column table:style-name="表格22.D"/>
        <table:table-column table:style-name="表格22.E"/>
        <table:table-column table:style-name="表格22.F"/>
        <table:table-column table:style-name="表格22.G"/>
        <table:table-column table:style-name="表格22.H"/>
        <table:table-column table:style-name="表格22.I"/>
        <table:table-column table:style-name="表格22.J"/>
        <table:table-row table:style-name="表格22.1">
          <table:table-cell table:style-name="表格22.A1" office:value-type="string">
            <text:p text:style-name="Table_20_Contents">1</text:p>
          </table:table-cell>
          <table:table-cell table:style-name="表格22.A1" office:value-type="string">
            <text:p text:style-name="Table_20_Contents">定时关闭</text:p>
          </table:table-cell>
          <table:table-cell table:style-name="表格22.C1" office:value-type="string">
            <text:p text:style-name="Table_20_Contents">有用的</text:p>
          </table:table-cell>
          <table:table-cell table:style-name="表格22.A1" office:value-type="string">
            <text:p text:style-name="Table_20_Contents">低</text:p>
          </table:table-cell>
          <table:table-cell table:style-name="表格22.A1" office:value-type="string">
            <text:p text:style-name="Table_20_Contents">低</text:p>
          </table:table-cell>
          <table:table-cell table:style-name="表格22.C1" office:value-type="string">
            <text:p text:style-name="Table_20_Contents">建议的</text:p>
          </table:table-cell>
          <table:table-cell table:style-name="表格22.C1" office:value-type="string">
            <text:p text:style-name="Table_20_Contents">高</text:p>
          </table:table-cell>
          <table:table-cell table:style-name="表格22.A1" office:value-type="string">
            <text:p text:style-name="Table_20_Contents">版本1.2</text:p>
          </table:table-cell>
          <table:table-cell table:style-name="表格22.C1" office:value-type="string">
            <text:p text:style-name="Table_20_Contents">开发团队</text:p>
          </table:table-cell>
          <table:table-cell table:style-name="表格22.A1" office:value-type="string">
            <text:p text:style-name="Table_20_Contents"/>
          </table:table-cell>
        </table:table-row>
        <table:table-row table:style-name="表格22.1">
          <table:table-cell table:style-name="表格22.A1" office:value-type="string">
            <text:p text:style-name="Table_20_Contents">2</text:p>
          </table:table-cell>
          <table:table-cell table:style-name="表格22.A1" office:value-type="string">
            <text:p text:style-name="Table_20_Contents">购买音乐</text:p>
          </table:table-cell>
          <table:table-cell table:style-name="表格22.C1" office:value-type="string">
            <text:p text:style-name="Table_20_Contents">有用的</text:p>
          </table:table-cell>
          <table:table-cell table:style-name="表格22.A1" office:value-type="string">
            <text:p text:style-name="Table_20_Contents">中</text:p>
          </table:table-cell>
          <table:table-cell table:style-name="表格22.A1" office:value-type="string">
            <text:p text:style-name="Table_20_Contents">高</text:p>
          </table:table-cell>
          <table:table-cell table:style-name="表格22.C1" office:value-type="string">
            <text:p text:style-name="Table_20_Contents">建议的</text:p>
          </table:table-cell>
          <table:table-cell table:style-name="表格22.C1" office:value-type="string">
            <text:p text:style-name="Table_20_Contents">中</text:p>
          </table:table-cell>
          <table:table-cell table:style-name="表格22.A1" office:value-type="string">
            <text:p text:style-name="Table_20_Contents">版本1.2</text:p>
          </table:table-cell>
          <table:table-cell table:style-name="表格22.C1" office:value-type="string">
            <text:p text:style-name="Table_20_Contents">开发团队</text:p>
          </table:table-cell>
          <table:table-cell table:style-name="表格22.A1" office:value-type="string">
            <text:p text:style-name="Table_20_Contents"/>
          </table:table-cell>
        </table:table-row>
        <table:table-row table:style-name="表格22.1">
          <table:table-cell table:style-name="表格22.A1" office:value-type="string">
            <text:p text:style-name="Table_20_Contents">3</text:p>
          </table:table-cell>
          <table:table-cell table:style-name="表格22.A1" office:value-type="string">
            <text:p text:style-name="Table_20_Contents">个性化推荐</text:p>
          </table:table-cell>
          <table:table-cell table:style-name="表格22.C1" office:value-type="string">
            <text:p text:style-name="Table_20_Contents">有用的</text:p>
          </table:table-cell>
          <table:table-cell table:style-name="表格22.A1" office:value-type="string">
            <text:p text:style-name="Table_20_Contents">高</text:p>
          </table:table-cell>
          <table:table-cell table:style-name="表格22.A1" office:value-type="string">
            <text:p text:style-name="Table_20_Contents">中</text:p>
          </table:table-cell>
          <table:table-cell table:style-name="表格22.C1" office:value-type="string">
            <text:p text:style-name="Table_20_Contents">建议的</text:p>
          </table:table-cell>
          <table:table-cell table:style-name="表格22.C1" office:value-type="string">
            <text:p text:style-name="Table_20_Contents">高</text:p>
          </table:table-cell>
          <table:table-cell table:style-name="表格22.A1" office:value-type="string">
            <text:p text:style-name="Table_20_Contents">版本1.2</text:p>
          </table:table-cell>
          <table:table-cell table:style-name="表格22.C1" office:value-type="string">
            <text:p text:style-name="Table_20_Contents">开发团队</text:p>
          </table:table-cell>
          <table:table-cell table:style-name="表格22.A1" office:value-type="string">
            <text:p text:style-name="Table_20_Contents"/>
          </table:table-cell>
        </table:table-row>
        <table:table-row table:style-name="表格22.1">
          <table:table-cell table:style-name="表格22.A1" office:value-type="string">
            <text:p text:style-name="Table_20_Contents">4</text:p>
          </table:table-cell>
          <table:table-cell table:style-name="表格22.A1" office:value-type="string">
            <text:p text:style-name="Table_20_Contents">个人动态</text:p>
          </table:table-cell>
          <table:table-cell table:style-name="表格22.C1" office:value-type="string">
            <text:p text:style-name="Table_20_Contents">有用的</text:p>
          </table:table-cell>
          <table:table-cell table:style-name="表格22.A1" office:value-type="string">
            <text:p text:style-name="Table_20_Contents">高</text:p>
          </table:table-cell>
          <table:table-cell table:style-name="表格22.A1" office:value-type="string">
            <text:p text:style-name="Table_20_Contents">中</text:p>
          </table:table-cell>
          <table:table-cell table:style-name="表格22.C1" office:value-type="string">
            <text:p text:style-name="Table_20_Contents">建议的</text:p>
          </table:table-cell>
          <table:table-cell table:style-name="表格22.C1" office:value-type="string">
            <text:p text:style-name="Table_20_Contents">中</text:p>
          </table:table-cell>
          <table:table-cell table:style-name="表格22.A1" office:value-type="string">
            <text:p text:style-name="Table_20_Contents">版本1.2</text:p>
          </table:table-cell>
          <table:table-cell table:style-name="表格22.C1" office:value-type="string">
            <text:p text:style-name="Table_20_Contents">开发团队</text:p>
          </table:table-cell>
          <table:table-cell table:style-name="表格22.A1" office:value-type="string">
            <text:p text:style-name="Table_20_Contents"/>
          </table:table-cell>
        </table:table-row>
        <table:table-row table:style-name="表格22.1">
          <table:table-cell table:style-name="表格22.A1" office:value-type="string">
            <text:p text:style-name="Table_20_Contents">5</text:p>
          </table:table-cell>
          <table:table-cell table:style-name="表格22.A1" office:value-type="string">
            <text:p text:style-name="Table_20_Contents">语音搜索</text:p>
          </table:table-cell>
          <table:table-cell table:style-name="表格22.C1" office:value-type="string">
            <text:p text:style-name="Table_20_Contents">有用的</text:p>
          </table:table-cell>
          <table:table-cell table:style-name="表格22.A1" office:value-type="string">
            <text:p text:style-name="Table_20_Contents">低</text:p>
          </table:table-cell>
          <table:table-cell table:style-name="表格22.A1" office:value-type="string">
            <text:p text:style-name="Table_20_Contents">低</text:p>
          </table:table-cell>
          <table:table-cell table:style-name="表格22.C1" office:value-type="string">
            <text:p text:style-name="Table_20_Contents">建议的</text:p>
          </table:table-cell>
          <table:table-cell table:style-name="表格22.C1" office:value-type="string">
            <text:p text:style-name="Table_20_Contents">低</text:p>
          </table:table-cell>
          <table:table-cell table:style-name="表格22.A1" office:value-type="string">
            <text:p text:style-name="Table_20_Contents">版本1.2</text:p>
          </table:table-cell>
          <table:table-cell table:style-name="表格22.C1" office:value-type="string">
            <text:p text:style-name="Table_20_Contents">开发团队</text:p>
          </table:table-cell>
          <table:table-cell table:style-name="表格22.A1" office:value-type="string">
            <text:p text:style-name="Table_20_Contents"/>
          </table:table-cell>
        </table:table-row>
      </table:table>
      <text:p text:style-name="P29"/>
      <text:p text:style-name="P27"><text:span text:style-name="T143"><text:tab/></text:span></text:p>
      <text:p text:style-name="P5"/>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华文细黑" svg:font-family="华文细黑"/>
    <style:font-face style:name="宋体" svg:font-family="宋体"/>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Kai CN" svg:font-family="'AR PL UKai CN'" style:font-pitch="variable"/>
    <style:font-face style:name="AR PL UMing CN1"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Calibri" svg:font-family="Calibri" style:font-family-generic="roman" style:font-pitch="variable"/>
    <style:font-face style:name="Calibri Light" svg:font-family="'Calibri Light'"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Verdana1" svg:font-family="Verdana" style:font-family-generic="system" style:font-pitch="variable"/>
    <style:font-face style:name="宋体1"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text-align="start" style:justify-single-word="false" fo:text-indent="0cm" style:auto-text-indent="false"/>
      <style:text-properties fo:font-size="12pt" fo:language="en" fo:country="US" style:letter-kerning="false" style:font-size-asian="12pt" style:language-asian="zh" style:country-asian="CN" style:language-complex="ar" style:country-complex="non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标题_20_1_20_Char" style:display-name="标题 1 Char" style:family="text">
      <style:text-properties fo:font-size="22pt" fo:font-weight="bold" style:letter-kerning="true" style:font-size-asian="22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nothing"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04-20T20:11:05.112618056</dc:date>
    <meta:editing-duration>P1DT30M58S</meta:editing-duration>
    <meta:editing-cycles>203</meta:editing-cycles>
    <meta:generator>LibreOffice/5.4.1.2$Linux_X86_64 LibreOffice_project/ea7cb86e6eeb2bf3a5af73a8f7777ac570321527</meta:generator>
    <meta:document-statistic meta:table-count="17" meta:image-count="0" meta:object-count="0" meta:page-count="12" meta:paragraph-count="682" meta:word-count="7741" meta:character-count="8690" meta:non-whitespace-character-count="8460"/>
  </office:meta>
</office:document-meta>
</file>